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056cm"/>
    </style:style>
    <style:style style:name="co2" style:family="table-column">
      <style:table-column-properties fo:break-before="auto" style:column-width="7.361cm"/>
    </style:style>
    <style:style style:name="co3" style:family="table-column">
      <style:table-column-properties fo:break-before="auto" style:column-width="2.085cm"/>
    </style:style>
    <style:style style:name="co4" style:family="table-column">
      <style:table-column-properties fo:break-before="auto" style:column-width="2.713cm"/>
    </style:style>
    <style:style style:name="co5" style:family="table-column">
      <style:table-column-properties fo:break-before="auto" style:column-width="2.822cm"/>
    </style:style>
    <style:style style:name="co6" style:family="table-column">
      <style:table-column-properties fo:break-before="auto" style:column-width="4.983cm"/>
    </style:style>
    <style:style style:name="co7" style:family="table-column">
      <style:table-column-properties fo:break-before="auto" style:column-width="6.02cm"/>
    </style:style>
    <style:style style:name="co8" style:family="table-column">
      <style:table-column-properties fo:break-before="auto" style:column-width="2.686cm"/>
    </style:style>
    <style:style style:name="co9" style:family="table-column">
      <style:table-column-properties fo:break-before="auto" style:column-width="3.971cm"/>
    </style:style>
    <style:style style:name="co10" style:family="table-column">
      <style:table-column-properties fo:break-before="auto" style:column-width="4.053cm"/>
    </style:style>
    <style:style style:name="co11" style:family="table-column">
      <style:table-column-properties fo:break-before="auto" style:column-width="3.014cm"/>
    </style:style>
    <style:style style:name="co12" style:family="table-column">
      <style:table-column-properties fo:break-before="auto" style:column-width="1.838cm"/>
    </style:style>
    <style:style style:name="co13" style:family="table-column">
      <style:table-column-properties fo:break-before="auto" style:column-width="4.382cm"/>
    </style:style>
    <style:style style:name="co14" style:family="table-column">
      <style:table-column-properties fo:break-before="auto" style:column-width="45.346cm"/>
    </style:style>
    <style:style style:name="co15" style:family="table-column">
      <style:table-column-properties fo:break-before="auto" style:column-width="2.494cm"/>
    </style:style>
    <style:style style:name="co16"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VilleMTP_MTP_ZooInventAnimal_201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1"/>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row table:style-name="ro1">
          <table:table-cell office:value-type="string">
            <text:p>Nom</text:p>
          </table:table-cell>
          <table:table-cell office:value-type="string">
            <text:p>Nom scientifique</text:p>
          </table:table-cell>
          <table:table-cell office:value-type="string">
            <text:p>Classe</text:p>
          </table:table-cell>
          <table:table-cell office:value-type="string">
            <text:p>Ordre</text:p>
          </table:table-cell>
          <table:table-cell office:value-type="string">
            <text:p>Famille</text:p>
          </table:table-cell>
          <table:table-cell office:value-type="string">
            <text:p>Zone</text:p>
          </table:table-cell>
          <table:table-cell office:value-type="string">
            <text:p>Zone détails</text:p>
          </table:table-cell>
          <table:table-cell office:value-type="string">
            <text:p>Poids</text:p>
          </table:table-cell>
          <table:table-cell office:value-type="string">
            <text:p>Catégorie</text:p>
          </table:table-cell>
          <table:table-cell office:value-type="string">
            <text:p>Gestation</text:p>
          </table:table-cell>
          <table:table-cell table:style-name="Default" office:value-type="string">
            <text:p>Nombre de petits</text:p>
          </table:table-cell>
          <table:table-cell office:value-type="string">
            <text:p>Longévité</text:p>
          </table:table-cell>
          <table:table-cell office:value-type="string">
            <text:p>Organismes de protection</text:p>
          </table:table-cell>
          <table:table-cell/>
          <table:table-cell office:value-type="string">
            <text:p>Points de vue</text:p>
          </table:table-cell>
        </table:table-row>
        <table:table-row table:style-name="ro1">
          <table:table-cell office:value-type="string">
            <text:p>Addax</text:p>
          </table:table-cell>
          <table:table-cell office:value-type="string">
            <text:p>Addax nasomaculatus (De Blainville)</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text:p>
          </table:table-cell>
          <table:table-cell office:value-type="string">
            <text:p>Zones arides</text:p>
          </table:table-cell>
          <table:table-cell office:value-type="string">
            <text:p>80-120 kg</text:p>
          </table:table-cell>
          <table:table-cell office:value-type="string">
            <text:p>Herbivore</text:p>
          </table:table-cell>
          <table:table-cell office:value-type="string">
            <text:p>10-11 mois</text:p>
          </table:table-cell>
          <table:table-cell office:value-type="string">
            <text:p>1</text:p>
          </table:table-cell>
          <table:table-cell office:value-type="string">
            <text:p>25 ans</text:p>
          </table:table-cell>
          <table:table-cell office:value-type="string">
            <text:p>UICN/CITES/EEP</text:p>
          </table:table-cell>
          <table:table-cell/>
          <table:table-cell office:value-type="string">
            <text:p>point1</text:p>
          </table:table-cell>
        </table:table-row>
        <table:table-row table:style-name="ro1">
          <table:table-cell office:value-type="string">
            <text:p>Amazone à ailes orange</text:p>
          </table:table-cell>
          <table:table-cell office:value-type="string">
            <text:p>Amazona amazonica (Linné)</text:p>
          </table:table-cell>
          <table:table-cell office:value-type="string">
            <text:p>Oiseau</text:p>
          </table:table-cell>
          <table:table-cell office:value-type="string">
            <text:p>Psittaciforme</text:p>
          </table:table-cell>
          <table:table-cell office:value-type="string">
            <text:p>Psittacidé</text:p>
          </table:table-cell>
          <table:table-cell office:value-type="string">
            <text:p>Amérique du sud</text:p>
          </table:table-cell>
          <table:table-cell office:value-type="string">
            <text:p>Forêts, mangroves...</text:p>
          </table:table-cell>
          <table:table-cell office:value-type="string">
            <text:p>300-450 g</text:p>
          </table:table-cell>
          <table:table-cell office:value-type="string">
            <text:p>Frugivore, Granivore</text:p>
          </table:table-cell>
          <table:table-cell office:value-type="string">
            <text:p>21 jours d’incubation</text:p>
          </table:table-cell>
          <table:table-cell office:value-type="string">
            <text:p>2-5</text:p>
          </table:table-cell>
          <table:table-cell office:value-type="string">
            <text:p>50 ans</text:p>
          </table:table-cell>
          <table:table-cell office:value-type="string">
            <text:p>UICN/CITES</text:p>
          </table:table-cell>
          <table:table-cell/>
          <table:table-cell office:value-type="string">
            <text:p>point2</text:p>
          </table:table-cell>
        </table:table-row>
        <table:table-row table:style-name="ro1">
          <table:table-cell office:value-type="string">
            <text:p>Ane de Somalie</text:p>
          </table:table-cell>
          <table:table-cell office:value-type="string">
            <text:p>Equus africanus (P.L. Sclater)</text:p>
          </table:table-cell>
          <table:table-cell office:value-type="string">
            <text:p>Mammifère</text:p>
          </table:table-cell>
          <table:table-cell office:value-type="string">
            <text:p>Périssodactyle</text:p>
          </table:table-cell>
          <table:table-cell office:value-type="string">
            <text:p>Équidé</text:p>
          </table:table-cell>
          <table:table-cell office:value-type="string">
            <text:p>Afrique</text:p>
          </table:table-cell>
          <table:table-cell office:value-type="string">
            <text:p>Zones arides</text:p>
          </table:table-cell>
          <table:table-cell office:value-type="string">
            <text:p>270-280 kg</text:p>
          </table:table-cell>
          <table:table-cell office:value-type="string">
            <text:p>Herbivore</text:p>
          </table:table-cell>
          <table:table-cell office:value-type="string">
            <text:p>11-12 mois</text:p>
          </table:table-cell>
          <table:table-cell office:value-type="string">
            <text:p>1</text:p>
          </table:table-cell>
          <table:table-cell office:value-type="string">
            <text:p>20 ans</text:p>
          </table:table-cell>
          <table:table-cell office:value-type="string">
            <text:p>UICN/CITES/EEP</text:p>
          </table:table-cell>
          <table:table-cell/>
          <table:table-cell office:value-type="string">
            <text:p>point3</text:p>
          </table:table-cell>
        </table:table-row>
        <table:table-row table:style-name="ro1">
          <table:table-cell office:value-type="string">
            <text:p>Ara ararauna</text:p>
          </table:table-cell>
          <table:table-cell office:value-type="string">
            <text:p>Ara ararauna (Linné)</text:p>
          </table:table-cell>
          <table:table-cell office:value-type="string">
            <text:p>Oiseau</text:p>
          </table:table-cell>
          <table:table-cell office:value-type="string">
            <text:p>Psittaciforme</text:p>
          </table:table-cell>
          <table:table-cell office:value-type="string">
            <text:p>Psittacidé</text:p>
          </table:table-cell>
          <table:table-cell office:value-type="string">
            <text:p>Amérique du sud</text:p>
          </table:table-cell>
          <table:table-cell office:value-type="string">
            <text:p>Forêts chaudes et humides</text:p>
          </table:table-cell>
          <table:table-cell office:value-type="string">
            <text:p>1-1,7 kg</text:p>
          </table:table-cell>
          <table:table-cell office:value-type="string">
            <text:p>Granivore, Frugivore</text:p>
          </table:table-cell>
          <table:table-cell office:value-type="string">
            <text:p>25-28 jours d’incubation</text:p>
          </table:table-cell>
          <table:table-cell office:value-type="string">
            <text:p>1-3</text:p>
          </table:table-cell>
          <table:table-cell office:value-type="string">
            <text:p>50-80 ans</text:p>
          </table:table-cell>
          <table:table-cell office:value-type="string">
            <text:p>UICN/CITES</text:p>
          </table:table-cell>
          <table:table-cell/>
          <table:table-cell office:value-type="string">
            <text:p>point4</text:p>
          </table:table-cell>
        </table:table-row>
        <table:table-row table:style-name="ro1">
          <table:table-cell office:value-type="string">
            <text:p>Autruche</text:p>
          </table:table-cell>
          <table:table-cell office:value-type="string">
            <text:p>Struthio camelus (Linné)</text:p>
          </table:table-cell>
          <table:table-cell office:value-type="string">
            <text:p>Oiseau</text:p>
          </table:table-cell>
          <table:table-cell office:value-type="string">
            <text:p>Struthioniforme</text:p>
          </table:table-cell>
          <table:table-cell office:value-type="string">
            <text:p>Struthionidé</text:p>
          </table:table-cell>
          <table:table-cell office:value-type="string">
            <text:p>Afrique</text:p>
          </table:table-cell>
          <table:table-cell office:value-type="string">
            <text:p>Savane</text:p>
          </table:table-cell>
          <table:table-cell office:value-type="string">
            <text:p>60-150 kg</text:p>
          </table:table-cell>
          <table:table-cell office:value-type="string">
            <text:p>Omnivore</text:p>
          </table:table-cell>
          <table:table-cell office:value-type="string">
            <text:p>1-2 mois d’incubation</text:p>
          </table:table-cell>
          <table:table-cell office:value-type="string">
            <text:p>4-8</text:p>
          </table:table-cell>
          <table:table-cell office:value-type="string">
            <text:p>40 ans</text:p>
          </table:table-cell>
          <table:table-cell office:value-type="string">
            <text:p>UICN/CITES</text:p>
          </table:table-cell>
          <table:table-cell/>
          <table:table-cell office:value-type="string">
            <text:p>point5</text:p>
          </table:table-cell>
        </table:table-row>
        <table:table-row table:style-name="ro1">
          <table:table-cell office:value-type="string">
            <text:p>Banteng</text:p>
          </table:table-cell>
          <table:table-cell office:value-type="string">
            <text:p>Bos javanicus (D’Alton)</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sie du sud-est</text:p>
          </table:table-cell>
          <table:table-cell office:value-type="string">
            <text:p>Forêts</text:p>
          </table:table-cell>
          <table:table-cell office:value-type="string">
            <text:p>600-900 kg</text:p>
          </table:table-cell>
          <table:table-cell office:value-type="string">
            <text:p>Herbivore</text:p>
          </table:table-cell>
          <table:table-cell office:value-type="string">
            <text:p>9 mois</text:p>
          </table:table-cell>
          <table:table-cell office:value-type="string">
            <text:p>1</text:p>
          </table:table-cell>
          <table:table-cell office:value-type="string">
            <text:p>10-12 ans</text:p>
          </table:table-cell>
          <table:table-cell office:value-type="string">
            <text:p>UICN/EEP</text:p>
          </table:table-cell>
          <table:table-cell/>
          <table:table-cell office:value-type="string">
            <text:p>point2</text:p>
          </table:table-cell>
        </table:table-row>
        <table:table-row table:style-name="ro1">
          <table:table-cell office:value-type="string">
            <text:p>Bharal</text:p>
          </table:table-cell>
          <table:table-cell office:value-type="string">
            <text:p>Pseudois nayaur (Hodgson)</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sie</text:p>
          </table:table-cell>
          <table:table-cell office:value-type="string">
            <text:p>Montagne</text:p>
          </table:table-cell>
          <table:table-cell office:value-type="string">
            <text:p>30-80 kg</text:p>
          </table:table-cell>
          <table:table-cell office:value-type="string">
            <text:p>Herbivore</text:p>
          </table:table-cell>
          <table:table-cell office:value-type="string">
            <text:p>5 mois</text:p>
          </table:table-cell>
          <table:table-cell office:value-type="string">
            <text:p>1</text:p>
          </table:table-cell>
          <table:table-cell office:value-type="string">
            <text:p>15-18 ans</text:p>
          </table:table-cell>
          <table:table-cell office:value-type="string">
            <text:p>UICN/ESB</text:p>
          </table:table-cell>
          <table:table-cell/>
          <table:table-cell office:value-type="string">
            <text:p>point3</text:p>
          </table:table-cell>
        </table:table-row>
        <table:table-row table:style-name="ro1">
          <table:table-cell office:value-type="string">
            <text:p>Bongo</text:p>
          </table:table-cell>
          <table:table-cell office:value-type="string">
            <text:p>Tragelaphus euryceros (Ogilby)</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text:p>
          </table:table-cell>
          <table:table-cell office:value-type="string">
            <text:p>Forêts</text:p>
          </table:table-cell>
          <table:table-cell office:value-type="string">
            <text:p>200-300 kg</text:p>
          </table:table-cell>
          <table:table-cell office:value-type="string">
            <text:p>Herbivore</text:p>
          </table:table-cell>
          <table:table-cell office:value-type="string">
            <text:p>9 mois</text:p>
          </table:table-cell>
          <table:table-cell office:value-type="string">
            <text:p>1</text:p>
          </table:table-cell>
          <table:table-cell office:value-type="string">
            <text:p>20 ans</text:p>
          </table:table-cell>
          <table:table-cell office:value-type="string">
            <text:p>UICN/EEP</text:p>
          </table:table-cell>
          <table:table-cell/>
          <table:table-cell office:value-type="string">
            <text:p>point1</text:p>
          </table:table-cell>
        </table:table-row>
        <table:table-row table:style-name="ro1">
          <table:table-cell office:value-type="string">
            <text:p>Calao d’Abyssinie</text:p>
          </table:table-cell>
          <table:table-cell office:value-type="string">
            <text:p>Bucorvus abyssinicus (Boddaert)</text:p>
          </table:table-cell>
          <table:table-cell office:value-type="string">
            <text:p>Oiseau</text:p>
          </table:table-cell>
          <table:table-cell office:value-type="string">
            <text:p>Coraciforme</text:p>
          </table:table-cell>
          <table:table-cell office:value-type="string">
            <text:p>Bucérotidé</text:p>
          </table:table-cell>
          <table:table-cell office:value-type="string">
            <text:p>Afrique centrale</text:p>
          </table:table-cell>
          <table:table-cell office:value-type="string">
            <text:p>Savane</text:p>
          </table:table-cell>
          <table:table-cell office:value-type="string">
            <text:p>3,5 kg</text:p>
          </table:table-cell>
          <table:table-cell office:value-type="string">
            <text:p>Carnivore</text:p>
          </table:table-cell>
          <table:table-cell office:value-type="string">
            <text:p>30 jours d’incubation</text:p>
          </table:table-cell>
          <table:table-cell office:value-type="string">
            <text:p>2</text:p>
          </table:table-cell>
          <table:table-cell office:value-type="string">
            <text:p>40 ans</text:p>
          </table:table-cell>
          <table:table-cell office:value-type="string">
            <text:p>UICN/ESB</text:p>
          </table:table-cell>
          <table:table-cell/>
          <table:table-cell office:value-type="string">
            <text:p>point3</text:p>
          </table:table-cell>
        </table:table-row>
        <table:table-row table:style-name="ro1">
          <table:table-cell office:value-type="string">
            <text:p>Canard amazonette ou sarcelle du Brésil</text:p>
          </table:table-cell>
          <table:table-cell office:value-type="string">
            <text:p>Amazonetta brasiliensis (Gmelin)</text:p>
          </table:table-cell>
          <table:table-cell office:value-type="string">
            <text:p>Oiseau</text:p>
          </table:table-cell>
          <table:table-cell office:value-type="string">
            <text:p>Ansériforme</text:p>
          </table:table-cell>
          <table:table-cell office:value-type="string">
            <text:p>Anatidé</text:p>
          </table:table-cell>
          <table:table-cell office:value-type="string">
            <text:p>Amérique du sud</text:p>
          </table:table-cell>
          <table:table-cell office:value-type="string">
            <text:p>Terrains inondés, marais</text:p>
          </table:table-cell>
          <table:table-cell office:value-type="string">
            <text:p>350-480 g</text:p>
          </table:table-cell>
          <table:table-cell office:value-type="string">
            <text:p>Omnivore</text:p>
          </table:table-cell>
          <table:table-cell office:value-type="string">
            <text:p>25 jours d’incubation</text:p>
          </table:table-cell>
          <table:table-cell office:value-type="string">
            <text:p>6-8</text:p>
          </table:table-cell>
          <table:table-cell office:value-type="string">
            <text:p>8 ans</text:p>
          </table:table-cell>
          <table:table-cell office:value-type="string">
            <text:p>UICN</text:p>
          </table:table-cell>
          <table:table-cell/>
          <table:table-cell office:value-type="string">
            <text:p>point4</text:p>
          </table:table-cell>
        </table:table-row>
        <table:table-row table:style-name="ro1">
          <table:table-cell office:value-type="string">
            <text:p>Dendrocygne à ventre noir ou dendrocygne à bec rouge</text:p>
          </table:table-cell>
          <table:table-cell office:value-type="string">
            <text:p>Dendrocygna autumnalis (Linné)</text:p>
          </table:table-cell>
          <table:table-cell office:value-type="string">
            <text:p>Oiseau</text:p>
          </table:table-cell>
          <table:table-cell office:value-type="string">
            <text:p>Ansériforme</text:p>
          </table:table-cell>
          <table:table-cell office:value-type="string">
            <text:p>Anatidé</text:p>
          </table:table-cell>
          <table:table-cell office:value-type="string">
            <text:p>Amérique du sud</text:p>
          </table:table-cell>
          <table:table-cell office:value-type="string">
            <text:p>Milieux humides</text:p>
          </table:table-cell>
          <table:table-cell office:value-type="string">
            <text:p>600-900 g</text:p>
          </table:table-cell>
          <table:table-cell office:value-type="string">
            <text:p>Omnivore</text:p>
          </table:table-cell>
          <table:table-cell office:value-type="string">
            <text:p>26-30 jours d’incubation</text:p>
          </table:table-cell>
          <table:table-cell office:value-type="string">
            <text:p>12-16</text:p>
          </table:table-cell>
          <table:table-cell office:value-type="string">
            <text:p>8 ans</text:p>
          </table:table-cell>
          <table:table-cell office:value-type="string">
            <text:p>UICN/CITES</text:p>
          </table:table-cell>
          <table:table-cell/>
          <table:table-cell office:value-type="string">
            <text:p>point4</text:p>
          </table:table-cell>
        </table:table-row>
        <table:table-row table:style-name="ro1">
          <table:table-cell office:value-type="string">
            <text:p>Caracal</text:p>
          </table:table-cell>
          <table:table-cell office:value-type="string">
            <text:p>Caracal caracal (Schreber)</text:p>
          </table:table-cell>
          <table:table-cell office:value-type="string">
            <text:p>Mammifère</text:p>
          </table:table-cell>
          <table:table-cell office:value-type="string">
            <text:p>Carnivore</text:p>
          </table:table-cell>
          <table:table-cell office:value-type="string">
            <text:p>Félidé</text:p>
          </table:table-cell>
          <table:table-cell office:value-type="string">
            <text:p>Afrique, Moyen-Orient</text:p>
          </table:table-cell>
          <table:table-cell office:value-type="string">
            <text:p>Zones arides</text:p>
          </table:table-cell>
          <table:table-cell office:value-type="string">
            <text:p>10-20 kg</text:p>
          </table:table-cell>
          <table:table-cell office:value-type="string">
            <text:p>Carnivore</text:p>
          </table:table-cell>
          <table:table-cell office:value-type="string">
            <text:p>2-3 mois</text:p>
          </table:table-cell>
          <table:table-cell office:value-type="string">
            <text:p>1-4</text:p>
          </table:table-cell>
          <table:table-cell office:value-type="string">
            <text:p>15 ans</text:p>
          </table:table-cell>
          <table:table-cell office:value-type="string">
            <text:p>UICN/CITES</text:p>
          </table:table-cell>
          <table:table-cell table:number-columns-repeated="2"/>
        </table:table-row>
        <table:table-row table:style-name="ro1">
          <table:table-cell office:value-type="string">
            <text:p>Casoar à casque</text:p>
          </table:table-cell>
          <table:table-cell office:value-type="string">
            <text:p>Casuarius casuarius (Linné)</text:p>
          </table:table-cell>
          <table:table-cell office:value-type="string">
            <text:p>Oiseau</text:p>
          </table:table-cell>
          <table:table-cell office:value-type="string">
            <text:p>Struthioniforme</text:p>
          </table:table-cell>
          <table:table-cell office:value-type="string">
            <text:p>Casuariidé</text:p>
          </table:table-cell>
          <table:table-cell office:value-type="string">
            <text:p>Océanie</text:p>
          </table:table-cell>
          <table:table-cell office:value-type="string">
            <text:p>Forêts tropicales</text:p>
          </table:table-cell>
          <table:table-cell office:value-type="string">
            <text:p>35-70 kg</text:p>
          </table:table-cell>
          <table:table-cell office:value-type="string">
            <text:p>Omnivore</text:p>
          </table:table-cell>
          <table:table-cell office:value-type="string">
            <text:p>40-56 jours d'incubation</text:p>
          </table:table-cell>
          <table:table-cell office:value-type="string">
            <text:p>3-8</text:p>
          </table:table-cell>
          <table:table-cell office:value-type="string">
            <text:p>60 ans</text:p>
          </table:table-cell>
          <table:table-cell office:value-type="string">
            <text:p>UICN/ESB</text:p>
          </table:table-cell>
          <table:table-cell table:number-columns-repeated="2"/>
        </table:table-row>
        <table:table-row table:style-name="ro1">
          <table:table-cell office:value-type="string">
            <text:p>Maki catta</text:p>
          </table:table-cell>
          <table:table-cell office:value-type="string">
            <text:p>Lemur catta (Linné)</text:p>
          </table:table-cell>
          <table:table-cell office:value-type="string">
            <text:p>Mammifère</text:p>
          </table:table-cell>
          <table:table-cell office:value-type="string">
            <text:p>Primate</text:p>
          </table:table-cell>
          <table:table-cell office:value-type="string">
            <text:p>Lémuridé</text:p>
          </table:table-cell>
          <table:table-cell office:value-type="string">
            <text:p>Madagascar</text:p>
          </table:table-cell>
          <table:table-cell office:value-type="string">
            <text:p>Forêts</text:p>
          </table:table-cell>
          <table:table-cell office:value-type="string">
            <text:p>3 kg</text:p>
          </table:table-cell>
          <table:table-cell office:value-type="string">
            <text:p>Frugivore</text:p>
          </table:table-cell>
          <table:table-cell office:value-type="string">
            <text:p>4-5 mois</text:p>
          </table:table-cell>
          <table:table-cell office:value-type="string">
            <text:p>1-2</text:p>
          </table:table-cell>
          <table:table-cell office:value-type="string">
            <text:p>20 ans</text:p>
          </table:table-cell>
          <table:table-cell office:value-type="string">
            <text:p>UICN</text:p>
          </table:table-cell>
          <table:table-cell table:number-columns-repeated="2"/>
        </table:table-row>
        <table:table-row table:style-name="ro1">
          <table:table-cell office:value-type="string">
            <text:p>Cerf cochon</text:p>
          </table:table-cell>
          <table:table-cell office:value-type="string">
            <text:p>Axis porcinus (Zimmermann)</text:p>
          </table:table-cell>
          <table:table-cell office:value-type="string">
            <text:p>Mammifère</text:p>
          </table:table-cell>
          <table:table-cell office:value-type="string">
            <text:p>Artiodactyle</text:p>
          </table:table-cell>
          <table:table-cell office:value-type="string">
            <text:p>Cervidé</text:p>
          </table:table-cell>
          <table:table-cell office:value-type="string">
            <text:p>Asie du sud-est</text:p>
          </table:table-cell>
          <table:table-cell office:value-type="string">
            <text:p>Lisière des forêts</text:p>
          </table:table-cell>
          <table:table-cell office:value-type="string">
            <text:p>50 kg</text:p>
          </table:table-cell>
          <table:table-cell office:value-type="string">
            <text:p>Herbivore</text:p>
          </table:table-cell>
          <table:table-cell office:value-type="string">
            <text:p>7-8 mois</text:p>
          </table:table-cell>
          <table:table-cell office:value-type="string">
            <text:p>1</text:p>
          </table:table-cell>
          <table:table-cell office:value-type="string">
            <text:p>15 ans</text:p>
          </table:table-cell>
          <table:table-cell office:value-type="string">
            <text:p>UICN/CITES</text:p>
          </table:table-cell>
          <table:table-cell table:number-columns-repeated="2"/>
        </table:table-row>
        <table:table-row table:style-name="ro1">
          <table:table-cell office:value-type="string">
            <text:p>Cerf du Vietnam</text:p>
          </table:table-cell>
          <table:table-cell office:value-type="string">
            <text:p>Cervus nippon pseudaxis (Eydoux &amp; Souleyet)</text:p>
          </table:table-cell>
          <table:table-cell office:value-type="string">
            <text:p>Mammifère</text:p>
          </table:table-cell>
          <table:table-cell office:value-type="string">
            <text:p>Artiodactyle</text:p>
          </table:table-cell>
          <table:table-cell office:value-type="string">
            <text:p>Cervidé</text:p>
          </table:table-cell>
          <table:table-cell office:value-type="string">
            <text:p>Asie du sud-est</text:p>
          </table:table-cell>
          <table:table-cell office:value-type="string">
            <text:p>Forêts</text:p>
          </table:table-cell>
          <table:table-cell office:value-type="string">
            <text:p>75-100 kg</text:p>
          </table:table-cell>
          <table:table-cell office:value-type="string">
            <text:p>Herbivore</text:p>
          </table:table-cell>
          <table:table-cell office:value-type="string">
            <text:p>7-8 mois</text:p>
          </table:table-cell>
          <table:table-cell office:value-type="string">
            <text:p>1</text:p>
          </table:table-cell>
          <table:table-cell office:value-type="string">
            <text:p>15-20 ans</text:p>
          </table:table-cell>
          <table:table-cell office:value-type="string">
            <text:p>UICN/EEP</text:p>
          </table:table-cell>
          <table:table-cell table:number-columns-repeated="2"/>
        </table:table-row>
        <table:table-row table:style-name="ro1">
          <table:table-cell office:value-type="string">
            <text:p>Chauna à collier</text:p>
          </table:table-cell>
          <table:table-cell office:value-type="string">
            <text:p>Chauna torquata (Oken)</text:p>
          </table:table-cell>
          <table:table-cell office:value-type="string">
            <text:p>Oiseau</text:p>
          </table:table-cell>
          <table:table-cell office:value-type="string">
            <text:p>Ansériforme</text:p>
          </table:table-cell>
          <table:table-cell office:value-type="string">
            <text:p>Anhimidé</text:p>
          </table:table-cell>
          <table:table-cell office:value-type="string">
            <text:p>Amérique du sud</text:p>
          </table:table-cell>
          <table:table-cell office:value-type="string">
            <text:p>Zones humides</text:p>
          </table:table-cell>
          <table:table-cell office:value-type="string">
            <text:p>3-4 kg</text:p>
          </table:table-cell>
          <table:table-cell office:value-type="string">
            <text:p>Herbivore</text:p>
          </table:table-cell>
          <table:table-cell office:value-type="string">
            <text:p>45 jours d'incubation</text:p>
          </table:table-cell>
          <table:table-cell office:value-type="string">
            <text:p>4-6</text:p>
          </table:table-cell>
          <table:table-cell office:value-type="string">
            <text:p>30 ans</text:p>
          </table:table-cell>
          <table:table-cell office:value-type="string">
            <text:p>UICN</text:p>
          </table:table-cell>
          <table:table-cell table:number-columns-repeated="2"/>
        </table:table-row>
        <table:table-row table:style-name="ro1">
          <table:table-cell office:value-type="string">
            <text:p>Cobe de Mrs Gray</text:p>
          </table:table-cell>
          <table:table-cell office:value-type="string">
            <text:p>Kobus megaceros (Fitzinger)</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text:p>
          </table:table-cell>
          <table:table-cell office:value-type="string">
            <text:p>Zones humides</text:p>
          </table:table-cell>
          <table:table-cell office:value-type="string">
            <text:p>60-120 kg</text:p>
          </table:table-cell>
          <table:table-cell office:value-type="string">
            <text:p>Herbivore</text:p>
          </table:table-cell>
          <table:table-cell office:value-type="string">
            <text:p>7-8 mois</text:p>
          </table:table-cell>
          <table:table-cell office:value-type="string">
            <text:p>1</text:p>
          </table:table-cell>
          <table:table-cell office:value-type="string">
            <text:p>10 ans</text:p>
          </table:table-cell>
          <table:table-cell office:value-type="string">
            <text:p>UICN/EEP</text:p>
          </table:table-cell>
          <table:table-cell table:number-columns-repeated="2"/>
        </table:table-row>
        <table:table-row table:style-name="ro1">
          <table:table-cell office:value-type="string">
            <text:p>Damalisque à front blanc</text:p>
          </table:table-cell>
          <table:table-cell office:value-type="string">
            <text:p>Damaliscus pygargus phillipsi (Harper)</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text:p>
          </table:table-cell>
          <table:table-cell office:value-type="string">
            <text:p>Savane</text:p>
          </table:table-cell>
          <table:table-cell office:value-type="string">
            <text:p>60-80 kg</text:p>
          </table:table-cell>
          <table:table-cell office:value-type="string">
            <text:p>Herbivore</text:p>
          </table:table-cell>
          <table:table-cell office:value-type="string">
            <text:p>7-8 mois</text:p>
          </table:table-cell>
          <table:table-cell office:value-type="string">
            <text:p>1</text:p>
          </table:table-cell>
          <table:table-cell office:value-type="string">
            <text:p>15 ans</text:p>
          </table:table-cell>
          <table:table-cell office:value-type="string">
            <text:p>UICN/ESB</text:p>
          </table:table-cell>
          <table:table-cell table:number-columns-repeated="2"/>
        </table:table-row>
        <table:table-row table:style-name="ro1">
          <table:table-cell office:value-type="string">
            <text:p>Dik-dik de Kirk</text:p>
          </table:table-cell>
          <table:table-cell office:value-type="string">
            <text:p>Madoqua kirkii (Günther)</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text:p>
          </table:table-cell>
          <table:table-cell office:value-type="string">
            <text:p>Steppes, plaines...</text:p>
          </table:table-cell>
          <table:table-cell office:value-type="string">
            <text:p>3-5 kg</text:p>
          </table:table-cell>
          <table:table-cell office:value-type="string">
            <text:p>Herbivore</text:p>
          </table:table-cell>
          <table:table-cell office:value-type="string">
            <text:p>4-5 mois</text:p>
          </table:table-cell>
          <table:table-cell office:value-type="string">
            <text:p>1</text:p>
          </table:table-cell>
          <table:table-cell office:value-type="string">
            <text:p>10 ans</text:p>
          </table:table-cell>
          <table:table-cell office:value-type="string">
            <text:p>UICN/ESB</text:p>
          </table:table-cell>
          <table:table-cell table:number-columns-repeated="2"/>
        </table:table-row>
        <table:table-row table:style-name="ro1">
          <table:table-cell office:value-type="string">
            <text:p>Dromadaire</text:p>
          </table:table-cell>
          <table:table-cell office:value-type="string">
            <text:p>Camelus dromedarius (Linné)</text:p>
          </table:table-cell>
          <table:table-cell office:value-type="string">
            <text:p>Mammifère</text:p>
          </table:table-cell>
          <table:table-cell office:value-type="string">
            <text:p>Artiodactyle</text:p>
          </table:table-cell>
          <table:table-cell office:value-type="string">
            <text:p>Camélidé</text:p>
          </table:table-cell>
          <table:table-cell office:value-type="string">
            <text:p>Afrique du nord</text:p>
          </table:table-cell>
          <table:table-cell office:value-type="string">
            <text:p>Désert</text:p>
          </table:table-cell>
          <table:table-cell office:value-type="string">
            <text:p>450-650kg</text:p>
          </table:table-cell>
          <table:table-cell office:value-type="string">
            <text:p>Herbivore</text:p>
          </table:table-cell>
          <table:table-cell office:value-type="string">
            <text:p>12-14 mois</text:p>
          </table:table-cell>
          <table:table-cell office:value-type="string">
            <text:p>1</text:p>
          </table:table-cell>
          <table:table-cell office:value-type="string">
            <text:p>25 ans</text:p>
          </table:table-cell>
          <table:table-cell table:number-columns-repeated="3"/>
        </table:table-row>
        <table:table-row table:style-name="ro1">
          <table:table-cell office:value-type="string">
            <text:p>Eland du Cap</text:p>
          </table:table-cell>
          <table:table-cell office:value-type="string">
            <text:p>Tragelaphus oryx (Pallas)</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text:p>
          </table:table-cell>
          <table:table-cell office:value-type="string">
            <text:p>Savane</text:p>
          </table:table-cell>
          <table:table-cell office:value-type="string">
            <text:p>400-800 kg</text:p>
          </table:table-cell>
          <table:table-cell office:value-type="string">
            <text:p>Herbivore</text:p>
          </table:table-cell>
          <table:table-cell office:value-type="string">
            <text:p>9 mois</text:p>
          </table:table-cell>
          <table:table-cell office:value-type="string">
            <text:p>1</text:p>
          </table:table-cell>
          <table:table-cell office:value-type="string">
            <text:p>20 ans</text:p>
          </table:table-cell>
          <table:table-cell office:value-type="string">
            <text:p>UICN</text:p>
          </table:table-cell>
          <table:table-cell table:number-columns-repeated="2"/>
        </table:table-row>
        <table:table-row table:style-name="ro1">
          <table:table-cell office:value-type="string">
            <text:p>Emeu</text:p>
          </table:table-cell>
          <table:table-cell office:value-type="string">
            <text:p>Dromaius novaehollandiae (Lathaus)</text:p>
          </table:table-cell>
          <table:table-cell office:value-type="string">
            <text:p>Oiseau</text:p>
          </table:table-cell>
          <table:table-cell office:value-type="string">
            <text:p>Struthioniforme</text:p>
          </table:table-cell>
          <table:table-cell office:value-type="string">
            <text:p>Dromaiidé</text:p>
          </table:table-cell>
          <table:table-cell office:value-type="string">
            <text:p>Océanie</text:p>
          </table:table-cell>
          <table:table-cell office:value-type="string">
            <text:p>Savane</text:p>
          </table:table-cell>
          <table:table-cell office:value-type="string">
            <text:p>30-45 kg</text:p>
          </table:table-cell>
          <table:table-cell office:value-type="string">
            <text:p>Omnivore</text:p>
          </table:table-cell>
          <table:table-cell office:value-type="string">
            <text:p>56 jours d'incubation</text:p>
          </table:table-cell>
          <table:table-cell office:value-type="string">
            <text:p>3-8</text:p>
          </table:table-cell>
          <table:table-cell office:value-type="string">
            <text:p>60 ans</text:p>
          </table:table-cell>
          <table:table-cell office:value-type="string">
            <text:p>UICN</text:p>
          </table:table-cell>
          <table:table-cell table:number-columns-repeated="2"/>
        </table:table-row>
        <table:table-row table:style-name="ro1">
          <table:table-cell office:value-type="string">
            <text:p>Fossa</text:p>
          </table:table-cell>
          <table:table-cell office:value-type="string">
            <text:p>Cryptoprocta ferox (Bennett)</text:p>
          </table:table-cell>
          <table:table-cell office:value-type="string">
            <text:p>Mammifère</text:p>
          </table:table-cell>
          <table:table-cell office:value-type="string">
            <text:p>Carnivore</text:p>
          </table:table-cell>
          <table:table-cell office:value-type="string">
            <text:p>Eupléridé</text:p>
          </table:table-cell>
          <table:table-cell office:value-type="string">
            <text:p>Madagascar</text:p>
          </table:table-cell>
          <table:table-cell office:value-type="string">
            <text:p>Forêts</text:p>
          </table:table-cell>
          <table:table-cell office:value-type="string">
            <text:p>7-12 kg</text:p>
          </table:table-cell>
          <table:table-cell office:value-type="string">
            <text:p>Carnivore</text:p>
          </table:table-cell>
          <table:table-cell office:value-type="string">
            <text:p>4 mois</text:p>
          </table:table-cell>
          <table:table-cell office:value-type="string">
            <text:p>2-4</text:p>
          </table:table-cell>
          <table:table-cell office:value-type="string">
            <text:p>18 ans</text:p>
          </table:table-cell>
          <table:table-cell office:value-type="string">
            <text:p>UICN/CITES/EEP</text:p>
          </table:table-cell>
          <table:table-cell table:number-columns-repeated="2"/>
        </table:table-row>
        <table:table-row table:style-name="ro1">
          <table:table-cell office:value-type="string">
            <text:p>Gazelle de Mhorr</text:p>
          </table:table-cell>
          <table:table-cell office:value-type="string">
            <text:p>Nanger dama (Bennett)</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 du nord</text:p>
          </table:table-cell>
          <table:table-cell office:value-type="string">
            <text:p>Zones arides</text:p>
          </table:table-cell>
          <table:table-cell office:value-type="string">
            <text:p>40-75 kg</text:p>
          </table:table-cell>
          <table:table-cell office:value-type="string">
            <text:p>Herbivore</text:p>
          </table:table-cell>
          <table:table-cell office:value-type="string">
            <text:p>6-7 mois</text:p>
          </table:table-cell>
          <table:table-cell office:value-type="string">
            <text:p>1</text:p>
          </table:table-cell>
          <table:table-cell office:value-type="string">
            <text:p>12 ans</text:p>
          </table:table-cell>
          <table:table-cell office:value-type="string">
            <text:p>UICN/CITES/EEP</text:p>
          </table:table-cell>
          <table:table-cell table:number-columns-repeated="2"/>
        </table:table-row>
        <table:table-row table:style-name="ro1">
          <table:table-cell office:value-type="string">
            <text:p>Girafe de Rothschild</text:p>
          </table:table-cell>
          <table:table-cell office:value-type="string">
            <text:p>Giraffa camelopardalis rothschildi (Lydekker)</text:p>
          </table:table-cell>
          <table:table-cell office:value-type="string">
            <text:p>Mammifère</text:p>
          </table:table-cell>
          <table:table-cell office:value-type="string">
            <text:p>Artiodactyle</text:p>
          </table:table-cell>
          <table:table-cell office:value-type="string">
            <text:p>Giraffidé</text:p>
          </table:table-cell>
          <table:table-cell office:value-type="string">
            <text:p>Afrique</text:p>
          </table:table-cell>
          <table:table-cell office:value-type="string">
            <text:p>Savane</text:p>
          </table:table-cell>
          <table:table-cell office:value-type="string">
            <text:p>950-1500 kg</text:p>
          </table:table-cell>
          <table:table-cell office:value-type="string">
            <text:p>Herbivore</text:p>
          </table:table-cell>
          <table:table-cell office:value-type="string">
            <text:p>15 mois</text:p>
          </table:table-cell>
          <table:table-cell office:value-type="string">
            <text:p>1</text:p>
          </table:table-cell>
          <table:table-cell office:value-type="string">
            <text:p>25 ans</text:p>
          </table:table-cell>
          <table:table-cell office:value-type="string">
            <text:p>UICN/EEP</text:p>
          </table:table-cell>
          <table:table-cell table:number-columns-repeated="2"/>
        </table:table-row>
        <table:table-row table:style-name="ro1">
          <table:table-cell office:value-type="string">
            <text:p>Grue antigone</text:p>
          </table:table-cell>
          <table:table-cell office:value-type="string">
            <text:p>Grus antigone (Linné)</text:p>
          </table:table-cell>
          <table:table-cell office:value-type="string">
            <text:p>Oiseau</text:p>
          </table:table-cell>
          <table:table-cell office:value-type="string">
            <text:p>Gruiforme</text:p>
          </table:table-cell>
          <table:table-cell office:value-type="string">
            <text:p>Gruidé</text:p>
          </table:table-cell>
          <table:table-cell office:value-type="string">
            <text:p>Asie du sud-est</text:p>
          </table:table-cell>
          <table:table-cell office:value-type="string">
            <text:p>Zones humides</text:p>
          </table:table-cell>
          <table:table-cell office:value-type="string">
            <text:p>8 kg</text:p>
          </table:table-cell>
          <table:table-cell office:value-type="string">
            <text:p>Omnivore</text:p>
          </table:table-cell>
          <table:table-cell office:value-type="string">
            <text:p>31-34 jours d'incubation</text:p>
          </table:table-cell>
          <table:table-cell office:value-type="string">
            <text:p>2-3</text:p>
          </table:table-cell>
          <table:table-cell office:value-type="string">
            <text:p>25 ans</text:p>
          </table:table-cell>
          <table:table-cell office:value-type="string">
            <text:p>UICN/CITES</text:p>
          </table:table-cell>
          <table:table-cell table:number-columns-repeated="2"/>
        </table:table-row>
        <table:table-row table:style-name="ro1">
          <table:table-cell office:value-type="string">
            <text:p>Grue royale</text:p>
          </table:table-cell>
          <table:table-cell office:value-type="string">
            <text:p>Balearica regulorum (Bennett)</text:p>
          </table:table-cell>
          <table:table-cell office:value-type="string">
            <text:p>Oiseau</text:p>
          </table:table-cell>
          <table:table-cell office:value-type="string">
            <text:p>Gruiforme</text:p>
          </table:table-cell>
          <table:table-cell office:value-type="string">
            <text:p>Gruidé</text:p>
          </table:table-cell>
          <table:table-cell office:value-type="string">
            <text:p>Afrique</text:p>
          </table:table-cell>
          <table:table-cell office:value-type="string">
            <text:p>Zones humides</text:p>
          </table:table-cell>
          <table:table-cell office:value-type="string">
            <text:p>3-4 kg</text:p>
          </table:table-cell>
          <table:table-cell office:value-type="string">
            <text:p>Omnivore</text:p>
          </table:table-cell>
          <table:table-cell office:value-type="string">
            <text:p>1 mois d'incubation</text:p>
          </table:table-cell>
          <table:table-cell office:value-type="string">
            <text:p>1-3</text:p>
          </table:table-cell>
          <table:table-cell office:value-type="string">
            <text:p>30 ans</text:p>
          </table:table-cell>
          <table:table-cell office:value-type="string">
            <text:p>UICN/CITES</text:p>
          </table:table-cell>
          <table:table-cell table:number-columns-repeated="2"/>
        </table:table-row>
        <table:table-row table:style-name="ro1">
          <table:table-cell office:value-type="string">
            <text:p>Guépard</text:p>
          </table:table-cell>
          <table:table-cell office:value-type="string">
            <text:p>Acinonyx jubatus (Schreber)</text:p>
          </table:table-cell>
          <table:table-cell office:value-type="string">
            <text:p>Mammifère</text:p>
          </table:table-cell>
          <table:table-cell office:value-type="string">
            <text:p>Carnivore</text:p>
          </table:table-cell>
          <table:table-cell office:value-type="string">
            <text:p>Félidé</text:p>
          </table:table-cell>
          <table:table-cell office:value-type="string">
            <text:p>Afrique, Moyen-Orient</text:p>
          </table:table-cell>
          <table:table-cell office:value-type="string">
            <text:p>Savane, brousse</text:p>
          </table:table-cell>
          <table:table-cell office:value-type="string">
            <text:p>36-65 kg</text:p>
          </table:table-cell>
          <table:table-cell office:value-type="string">
            <text:p>Carnivore</text:p>
          </table:table-cell>
          <table:table-cell office:value-type="string">
            <text:p>3-4 mois</text:p>
          </table:table-cell>
          <table:table-cell office:value-type="string">
            <text:p>3-4</text:p>
          </table:table-cell>
          <table:table-cell office:value-type="string">
            <text:p>15 ans</text:p>
          </table:table-cell>
          <table:table-cell office:value-type="string">
            <text:p>UICN/CITES/EEP</text:p>
          </table:table-cell>
          <table:table-cell table:number-columns-repeated="2"/>
        </table:table-row>
        <table:table-row table:style-name="ro1">
          <table:table-cell office:value-type="string">
            <text:p>Hapalémur gris du lac d’Alaotra</text:p>
          </table:table-cell>
          <table:table-cell office:value-type="string">
            <text:p>Hapalemur alaotrensis (Rumpler)</text:p>
          </table:table-cell>
          <table:table-cell office:value-type="string">
            <text:p>Mammifère</text:p>
          </table:table-cell>
          <table:table-cell office:value-type="string">
            <text:p>Primate</text:p>
          </table:table-cell>
          <table:table-cell office:value-type="string">
            <text:p>Lémuridé</text:p>
          </table:table-cell>
          <table:table-cell office:value-type="string">
            <text:p>Madagascar</text:p>
          </table:table-cell>
          <table:table-cell office:value-type="string">
            <text:p>Forêts humides</text:p>
          </table:table-cell>
          <table:table-cell office:value-type="string">
            <text:p>1500 gr</text:p>
          </table:table-cell>
          <table:table-cell office:value-type="string">
            <text:p>Folivore</text:p>
          </table:table-cell>
          <table:table-cell office:value-type="string">
            <text:p>4-5 mois</text:p>
          </table:table-cell>
          <table:table-cell office:value-type="string">
            <text:p>1</text:p>
          </table:table-cell>
          <table:table-cell office:value-type="string">
            <text:p>25 ans</text:p>
          </table:table-cell>
          <table:table-cell office:value-type="string">
            <text:p>UICN/CITES/EEP</text:p>
          </table:table-cell>
          <table:table-cell table:number-columns-repeated="2"/>
        </table:table-row>
        <table:table-row table:style-name="ro1">
          <table:table-cell office:value-type="string">
            <text:p>Hippotrague noir</text:p>
          </table:table-cell>
          <table:table-cell office:value-type="string">
            <text:p>Hippotragus niger (Harris)</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 du sud</text:p>
          </table:table-cell>
          <table:table-cell office:value-type="string">
            <text:p>Forêts, savane</text:p>
          </table:table-cell>
          <table:table-cell office:value-type="string">
            <text:p>230-270kg</text:p>
          </table:table-cell>
          <table:table-cell office:value-type="string">
            <text:p>Herbivore</text:p>
          </table:table-cell>
          <table:table-cell office:value-type="string">
            <text:p>9 mois</text:p>
          </table:table-cell>
          <table:table-cell office:value-type="string">
            <text:p>1</text:p>
          </table:table-cell>
          <table:table-cell office:value-type="string">
            <text:p>15 ans</text:p>
          </table:table-cell>
          <table:table-cell office:value-type="string">
            <text:p>UICN/CITES/ESB</text:p>
          </table:table-cell>
          <table:table-cell table:number-columns-repeated="2"/>
        </table:table-row>
        <table:table-row table:style-name="ro1">
          <table:table-cell office:value-type="string">
            <text:p>Ibis rouge</text:p>
          </table:table-cell>
          <table:table-cell office:value-type="string">
            <text:p>Eudocimus ruber (Linné)</text:p>
          </table:table-cell>
          <table:table-cell office:value-type="string">
            <text:p>Oiseau</text:p>
          </table:table-cell>
          <table:table-cell office:value-type="string">
            <text:p>Ciconiiforme</text:p>
          </table:table-cell>
          <table:table-cell office:value-type="string">
            <text:p>Threskiornithidé</text:p>
          </table:table-cell>
          <table:table-cell office:value-type="string">
            <text:p>Amérique du sud</text:p>
          </table:table-cell>
          <table:table-cell office:value-type="string">
            <text:p>Mangroves, lagunes...</text:p>
          </table:table-cell>
          <table:table-cell office:value-type="string">
            <text:p>700-900 g</text:p>
          </table:table-cell>
          <table:table-cell office:value-type="string">
            <text:p>Omnivore</text:p>
          </table:table-cell>
          <table:table-cell office:value-type="string">
            <text:p>19-23 jours d'incubation</text:p>
          </table:table-cell>
          <table:table-cell office:value-type="string">
            <text:p>3-5</text:p>
          </table:table-cell>
          <table:table-cell office:value-type="string">
            <text:p>15 ans</text:p>
          </table:table-cell>
          <table:table-cell office:value-type="string">
            <text:p>UICN/CITES</text:p>
          </table:table-cell>
          <table:table-cell table:number-columns-repeated="2"/>
        </table:table-row>
        <table:table-row table:style-name="ro1">
          <table:table-cell office:value-type="string">
            <text:p>Petit koudou</text:p>
          </table:table-cell>
          <table:table-cell office:value-type="string">
            <text:p>Tragelaphus imberbis (Blyth)</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 de l'est</text:p>
          </table:table-cell>
          <table:table-cell office:value-type="string">
            <text:p>Brousse</text:p>
          </table:table-cell>
          <table:table-cell office:value-type="string">
            <text:p>60-110 kg</text:p>
          </table:table-cell>
          <table:table-cell office:value-type="string">
            <text:p>Herbivore</text:p>
          </table:table-cell>
          <table:table-cell office:value-type="string">
            <text:p>7 mois</text:p>
          </table:table-cell>
          <table:table-cell office:value-type="string">
            <text:p>1</text:p>
          </table:table-cell>
          <table:table-cell office:value-type="string">
            <text:p>20 ans</text:p>
          </table:table-cell>
          <table:table-cell office:value-type="string">
            <text:p>UICN/ESB</text:p>
          </table:table-cell>
          <table:table-cell table:number-columns-repeated="2"/>
        </table:table-row>
        <table:table-row table:style-name="ro1">
          <table:table-cell office:value-type="string">
            <text:p>Lion de l’Atlas</text:p>
          </table:table-cell>
          <table:table-cell office:value-type="string">
            <text:p>Panthera leo leo (Linné)</text:p>
          </table:table-cell>
          <table:table-cell office:value-type="string">
            <text:p>Mammifère</text:p>
          </table:table-cell>
          <table:table-cell office:value-type="string">
            <text:p>Carnivore</text:p>
          </table:table-cell>
          <table:table-cell office:value-type="string">
            <text:p>Félidé</text:p>
          </table:table-cell>
          <table:table-cell office:value-type="string">
            <text:p>Afrique du nord</text:p>
          </table:table-cell>
          <table:table-cell office:value-type="string">
            <text:p>Forêts du massif de l'Atlas</text:p>
          </table:table-cell>
          <table:table-cell office:value-type="string">
            <text:p>170-200 kg</text:p>
          </table:table-cell>
          <table:table-cell office:value-type="string">
            <text:p>Carnivore</text:p>
          </table:table-cell>
          <table:table-cell office:value-type="string">
            <text:p>3-4 mois</text:p>
          </table:table-cell>
          <table:table-cell office:value-type="string">
            <text:p>1-6</text:p>
          </table:table-cell>
          <table:table-cell office:value-type="string">
            <text:p>15 ans</text:p>
          </table:table-cell>
          <table:table-cell table:number-columns-repeated="3"/>
        </table:table-row>
        <table:table-row table:style-name="ro1">
          <table:table-cell office:value-type="string">
            <text:p>Loup ibérique</text:p>
          </table:table-cell>
          <table:table-cell office:value-type="string">
            <text:p>Canis lupus signatus (Burchell)</text:p>
          </table:table-cell>
          <table:table-cell office:value-type="string">
            <text:p>Mammifère</text:p>
          </table:table-cell>
          <table:table-cell office:value-type="string">
            <text:p>Carnivore</text:p>
          </table:table-cell>
          <table:table-cell office:value-type="string">
            <text:p>Canidé</text:p>
          </table:table-cell>
          <table:table-cell office:value-type="string">
            <text:p>Europe</text:p>
          </table:table-cell>
          <table:table-cell office:value-type="string">
            <text:p>Forêts</text:p>
          </table:table-cell>
          <table:table-cell office:value-type="string">
            <text:p>25-55 kg</text:p>
          </table:table-cell>
          <table:table-cell office:value-type="string">
            <text:p>Carnivore</text:p>
          </table:table-cell>
          <table:table-cell office:value-type="string">
            <text:p>2 mois</text:p>
          </table:table-cell>
          <table:table-cell office:value-type="string">
            <text:p>3-8</text:p>
          </table:table-cell>
          <table:table-cell office:value-type="string">
            <text:p>15 ans</text:p>
          </table:table-cell>
          <table:table-cell office:value-type="string">
            <text:p>UICN/CITES/EEP</text:p>
          </table:table-cell>
          <table:table-cell table:number-columns-repeated="2"/>
        </table:table-row>
        <table:table-row table:style-name="ro1">
          <table:table-cell office:value-type="string">
            <text:p>Loup à crinière</text:p>
          </table:table-cell>
          <table:table-cell office:value-type="string">
            <text:p>Chrysocyon brachyurus (Illiger)</text:p>
          </table:table-cell>
          <table:table-cell office:value-type="string">
            <text:p>Mammifère</text:p>
          </table:table-cell>
          <table:table-cell office:value-type="string">
            <text:p>Carnivore</text:p>
          </table:table-cell>
          <table:table-cell office:value-type="string">
            <text:p>Canidé</text:p>
          </table:table-cell>
          <table:table-cell office:value-type="string">
            <text:p>Amérique du sud</text:p>
          </table:table-cell>
          <table:table-cell office:value-type="string">
            <text:p>Végétation épaisse</text:p>
          </table:table-cell>
          <table:table-cell office:value-type="string">
            <text:p>20 kg</text:p>
          </table:table-cell>
          <table:table-cell office:value-type="string">
            <text:p>Omnivore</text:p>
          </table:table-cell>
          <table:table-cell office:value-type="string">
            <text:p>3 mois</text:p>
          </table:table-cell>
          <table:table-cell office:value-type="string">
            <text:p>2-3</text:p>
          </table:table-cell>
          <table:table-cell office:value-type="string">
            <text:p>15 ans</text:p>
          </table:table-cell>
          <table:table-cell office:value-type="string">
            <text:p>UICN/CITES/EEP</text:p>
          </table:table-cell>
          <table:table-cell table:number-columns-repeated="2"/>
        </table:table-row>
        <table:table-row table:style-name="ro1">
          <table:table-cell office:value-type="string">
            <text:p>Loutre d’Europe</text:p>
          </table:table-cell>
          <table:table-cell office:value-type="string">
            <text:p>Lutra lutra (Linné)</text:p>
          </table:table-cell>
          <table:table-cell office:value-type="string">
            <text:p>Mammifère</text:p>
          </table:table-cell>
          <table:table-cell office:value-type="string">
            <text:p>Carnivore</text:p>
          </table:table-cell>
          <table:table-cell office:value-type="string">
            <text:p>Mustélidé</text:p>
          </table:table-cell>
          <table:table-cell office:value-type="string">
            <text:p>Europe, Asie, Afrique du nord</text:p>
          </table:table-cell>
          <table:table-cell office:value-type="string">
            <text:p>Eau douce</text:p>
          </table:table-cell>
          <table:table-cell office:value-type="string">
            <text:p>7-10 kg</text:p>
          </table:table-cell>
          <table:table-cell office:value-type="string">
            <text:p>Carnivore</text:p>
          </table:table-cell>
          <table:table-cell office:value-type="string">
            <text:p>2 mois</text:p>
          </table:table-cell>
          <table:table-cell office:value-type="string">
            <text:p>2-6</text:p>
          </table:table-cell>
          <table:table-cell office:value-type="string">
            <text:p>20 ans</text:p>
          </table:table-cell>
          <table:table-cell office:value-type="string">
            <text:p>UICN/CITES/EEP</text:p>
          </table:table-cell>
          <table:table-cell table:number-columns-repeated="2"/>
        </table:table-row>
        <table:table-row table:style-name="ro1">
          <table:table-cell office:value-type="string">
            <text:p>Lycaon</text:p>
          </table:table-cell>
          <table:table-cell office:value-type="string">
            <text:p>Lycaon pictus pictus (Temminck)</text:p>
          </table:table-cell>
          <table:table-cell office:value-type="string">
            <text:p>Mammifère</text:p>
          </table:table-cell>
          <table:table-cell office:value-type="string">
            <text:p>Carnivore</text:p>
          </table:table-cell>
          <table:table-cell office:value-type="string">
            <text:p>Canidé</text:p>
          </table:table-cell>
          <table:table-cell office:value-type="string">
            <text:p>Afrique</text:p>
          </table:table-cell>
          <table:table-cell office:value-type="string">
            <text:p>Savane, Forêts claires</text:p>
          </table:table-cell>
          <table:table-cell office:value-type="string">
            <text:p>18-36 kg</text:p>
          </table:table-cell>
          <table:table-cell office:value-type="string">
            <text:p>Carnivore</text:p>
          </table:table-cell>
          <table:table-cell office:value-type="string">
            <text:p>2-3 mois</text:p>
          </table:table-cell>
          <table:table-cell office:value-type="string">
            <text:p>2-8</text:p>
          </table:table-cell>
          <table:table-cell office:value-type="string">
            <text:p>12 ans</text:p>
          </table:table-cell>
          <table:table-cell office:value-type="string">
            <text:p>UICN/EEP</text:p>
          </table:table-cell>
          <table:table-cell table:number-columns-repeated="2"/>
        </table:table-row>
        <table:table-row table:style-name="ro1">
          <table:table-cell office:value-type="string">
            <text:p>Ara macao</text:p>
          </table:table-cell>
          <table:table-cell office:value-type="string">
            <text:p>Ara macao (Linné)</text:p>
          </table:table-cell>
          <table:table-cell office:value-type="string">
            <text:p>Oiseau</text:p>
          </table:table-cell>
          <table:table-cell office:value-type="string">
            <text:p>Psittaciforme</text:p>
          </table:table-cell>
          <table:table-cell office:value-type="string">
            <text:p>Psittacidé</text:p>
          </table:table-cell>
          <table:table-cell office:value-type="string">
            <text:p>Amérique du sud</text:p>
          </table:table-cell>
          <table:table-cell office:value-type="string">
            <text:p>Forêts variées</text:p>
          </table:table-cell>
          <table:table-cell office:value-type="string">
            <text:p>900-1400 g</text:p>
          </table:table-cell>
          <table:table-cell office:value-type="string">
            <text:p>Frugivore, Granivore</text:p>
          </table:table-cell>
          <table:table-cell office:value-type="string">
            <text:p>28 jours d'incubation</text:p>
          </table:table-cell>
          <table:table-cell office:value-type="string">
            <text:p>1-4</text:p>
          </table:table-cell>
          <table:table-cell office:value-type="string">
            <text:p>80 ans</text:p>
          </table:table-cell>
          <table:table-cell office:value-type="string">
            <text:p>UICN/CITES</text:p>
          </table:table-cell>
          <table:table-cell table:number-columns-repeated="2"/>
        </table:table-row>
        <table:table-row table:style-name="ro1">
          <table:table-cell office:value-type="string">
            <text:p>Macaque magot</text:p>
          </table:table-cell>
          <table:table-cell office:value-type="string">
            <text:p>Macaca sylvanus (Linné)</text:p>
          </table:table-cell>
          <table:table-cell office:value-type="string">
            <text:p>Mammifère</text:p>
          </table:table-cell>
          <table:table-cell office:value-type="string">
            <text:p>Primate</text:p>
          </table:table-cell>
          <table:table-cell office:value-type="string">
            <text:p>Cercopithécidé</text:p>
          </table:table-cell>
          <table:table-cell office:value-type="string">
            <text:p>Afrique du nord</text:p>
          </table:table-cell>
          <table:table-cell office:value-type="string">
            <text:p>Forêts</text:p>
          </table:table-cell>
          <table:table-cell office:value-type="string">
            <text:p>5-7 kg</text:p>
          </table:table-cell>
          <table:table-cell office:value-type="string">
            <text:p>Végétatien, Insectivore</text:p>
          </table:table-cell>
          <table:table-cell office:value-type="string">
            <text:p>7 mois</text:p>
          </table:table-cell>
          <table:table-cell office:value-type="string">
            <text:p>1</text:p>
          </table:table-cell>
          <table:table-cell office:value-type="string">
            <text:p>20 ans</text:p>
          </table:table-cell>
          <table:table-cell office:value-type="string">
            <text:p>UICN/CITES/ESB</text:p>
          </table:table-cell>
          <table:table-cell table:number-columns-repeated="2"/>
        </table:table-row>
        <table:table-row table:style-name="ro1">
          <table:table-cell office:value-type="string">
            <text:p>Maki catta</text:p>
          </table:table-cell>
          <table:table-cell office:value-type="string">
            <text:p>Lemur catta (Linné)</text:p>
          </table:table-cell>
          <table:table-cell office:value-type="string">
            <text:p>Mammifère</text:p>
          </table:table-cell>
          <table:table-cell office:value-type="string">
            <text:p>Primate</text:p>
          </table:table-cell>
          <table:table-cell office:value-type="string">
            <text:p>Lémuridé</text:p>
          </table:table-cell>
          <table:table-cell office:value-type="string">
            <text:p>Madagascar</text:p>
          </table:table-cell>
          <table:table-cell office:value-type="string">
            <text:p>Forêts, sous-bois</text:p>
          </table:table-cell>
          <table:table-cell office:value-type="string">
            <text:p>2 kg</text:p>
          </table:table-cell>
          <table:table-cell office:value-type="string">
            <text:p>Frugivore</text:p>
          </table:table-cell>
          <table:table-cell office:value-type="string">
            <text:p>4-5 mois</text:p>
          </table:table-cell>
          <table:table-cell office:value-type="string">
            <text:p>1-2</text:p>
          </table:table-cell>
          <table:table-cell office:value-type="string">
            <text:p>20 ans</text:p>
          </table:table-cell>
          <table:table-cell office:value-type="string">
            <text:p>UICN/CITES/ESB</text:p>
          </table:table-cell>
          <table:table-cell table:number-columns-repeated="2"/>
        </table:table-row>
        <table:table-row table:style-name="ro1">
          <table:table-cell office:value-type="string">
            <text:p>Maki couronné</text:p>
          </table:table-cell>
          <table:table-cell office:value-type="string">
            <text:p>Eulemur coronatus (Gray)</text:p>
          </table:table-cell>
          <table:table-cell office:value-type="string">
            <text:p>Mammifère</text:p>
          </table:table-cell>
          <table:table-cell office:value-type="string">
            <text:p>Primate</text:p>
          </table:table-cell>
          <table:table-cell office:value-type="string">
            <text:p>Lémuridé</text:p>
          </table:table-cell>
          <table:table-cell office:value-type="string">
            <text:p>Madagascar</text:p>
          </table:table-cell>
          <table:table-cell office:value-type="string">
            <text:p>Forêts</text:p>
          </table:table-cell>
          <table:table-cell office:value-type="string">
            <text:p>2 kg</text:p>
          </table:table-cell>
          <table:table-cell office:value-type="string">
            <text:p>Frugivore</text:p>
          </table:table-cell>
          <table:table-cell office:value-type="string">
            <text:p>4 mois</text:p>
          </table:table-cell>
          <table:table-cell office:value-type="string">
            <text:p>1</text:p>
          </table:table-cell>
          <table:table-cell office:value-type="string">
            <text:p>25 ans</text:p>
          </table:table-cell>
          <table:table-cell office:value-type="string">
            <text:p>UICN/CITES/ESB</text:p>
          </table:table-cell>
          <table:table-cell table:number-columns-repeated="2"/>
        </table:table-row>
        <table:table-row table:style-name="ro1">
          <table:table-cell office:value-type="string">
            <text:p>Maki mongoz</text:p>
          </table:table-cell>
          <table:table-cell office:value-type="string">
            <text:p>Eulemur mongoz (Linné)</text:p>
          </table:table-cell>
          <table:table-cell office:value-type="string">
            <text:p>Mammifère</text:p>
          </table:table-cell>
          <table:table-cell office:value-type="string">
            <text:p>Primate</text:p>
          </table:table-cell>
          <table:table-cell office:value-type="string">
            <text:p>Lémuridé</text:p>
          </table:table-cell>
          <table:table-cell office:value-type="string">
            <text:p>Madagascar</text:p>
          </table:table-cell>
          <table:table-cell office:value-type="string">
            <text:p>Forêts denses</text:p>
          </table:table-cell>
          <table:table-cell office:value-type="string">
            <text:p>2 kg</text:p>
          </table:table-cell>
          <table:table-cell office:value-type="string">
            <text:p>Frugivore</text:p>
          </table:table-cell>
          <table:table-cell office:value-type="string">
            <text:p>4 mois</text:p>
          </table:table-cell>
          <table:table-cell office:value-type="string">
            <text:p>1</text:p>
          </table:table-cell>
          <table:table-cell office:value-type="string">
            <text:p>25 ans</text:p>
          </table:table-cell>
          <table:table-cell office:value-type="string">
            <text:p>UICN/CITES/EEP</text:p>
          </table:table-cell>
          <table:table-cell table:number-columns-repeated="2"/>
        </table:table-row>
        <table:table-row table:style-name="ro1">
          <table:table-cell office:value-type="string">
            <text:p>Maki vari roux</text:p>
          </table:table-cell>
          <table:table-cell office:value-type="string">
            <text:p>Varecia rubra (Geoffroy)</text:p>
          </table:table-cell>
          <table:table-cell office:value-type="string">
            <text:p>Mammifère</text:p>
          </table:table-cell>
          <table:table-cell office:value-type="string">
            <text:p>Primate</text:p>
          </table:table-cell>
          <table:table-cell office:value-type="string">
            <text:p>Lémuridé</text:p>
          </table:table-cell>
          <table:table-cell office:value-type="string">
            <text:p>Madagascar</text:p>
          </table:table-cell>
          <table:table-cell office:value-type="string">
            <text:p>Forêts humides</text:p>
          </table:table-cell>
          <table:table-cell office:value-type="string">
            <text:p>4-5 kg</text:p>
          </table:table-cell>
          <table:table-cell office:value-type="string">
            <text:p>Frugivore</text:p>
          </table:table-cell>
          <table:table-cell office:value-type="string">
            <text:p>4-5 mois</text:p>
          </table:table-cell>
          <table:table-cell office:value-type="string">
            <text:p>1-4</text:p>
          </table:table-cell>
          <table:table-cell office:value-type="string">
            <text:p>20 ans</text:p>
          </table:table-cell>
          <table:table-cell office:value-type="string">
            <text:p>UICN</text:p>
          </table:table-cell>
          <table:table-cell table:number-columns-repeated="2"/>
        </table:table-row>
        <table:table-row table:style-name="ro1">
          <table:table-cell office:value-type="string">
            <text:p>Maki aux yeux turquoise</text:p>
          </table:table-cell>
          <table:table-cell office:value-type="string">
            <text:p>Eulemur flavifrons (Gray)</text:p>
          </table:table-cell>
          <table:table-cell office:value-type="string">
            <text:p>Mammifère</text:p>
          </table:table-cell>
          <table:table-cell office:value-type="string">
            <text:p>Primate</text:p>
          </table:table-cell>
          <table:table-cell office:value-type="string">
            <text:p>Lémuridé</text:p>
          </table:table-cell>
          <table:table-cell office:value-type="string">
            <text:p>Madagascar</text:p>
          </table:table-cell>
          <table:table-cell office:value-type="string">
            <text:p>Forêts humides</text:p>
          </table:table-cell>
          <table:table-cell office:value-type="string">
            <text:p>2 kg</text:p>
          </table:table-cell>
          <table:table-cell office:value-type="string">
            <text:p>Omnivore</text:p>
          </table:table-cell>
          <table:table-cell office:value-type="string">
            <text:p>4-5 mois</text:p>
          </table:table-cell>
          <table:table-cell office:value-type="string">
            <text:p>1-2</text:p>
          </table:table-cell>
          <table:table-cell office:value-type="string">
            <text:p>30 ans</text:p>
          </table:table-cell>
          <table:table-cell office:value-type="string">
            <text:p>UICN/CITES/EEP</text:p>
          </table:table-cell>
          <table:table-cell table:number-columns-repeated="2"/>
        </table:table-row>
        <table:table-row table:style-name="ro1">
          <table:table-cell office:value-type="string">
            <text:p>Mangabey à ventre doré</text:p>
          </table:table-cell>
          <table:table-cell office:value-type="string">
            <text:p>Cercocebus chrysogaster (Lydekker)</text:p>
          </table:table-cell>
          <table:table-cell office:value-type="string">
            <text:p>Mammifère</text:p>
          </table:table-cell>
          <table:table-cell office:value-type="string">
            <text:p>Primate</text:p>
          </table:table-cell>
          <table:table-cell office:value-type="string">
            <text:p>Cercopithécidé</text:p>
          </table:table-cell>
          <table:table-cell office:value-type="string">
            <text:p>Afrique</text:p>
          </table:table-cell>
          <table:table-cell office:value-type="string">
            <text:p>Forêts marécageuses</text:p>
          </table:table-cell>
          <table:table-cell office:value-type="string">
            <text:p>5-12 kg</text:p>
          </table:table-cell>
          <table:table-cell office:value-type="string">
            <text:p>Frugivore, Insectivore</text:p>
          </table:table-cell>
          <table:table-cell office:value-type="string">
            <text:p>5-6 mois</text:p>
          </table:table-cell>
          <table:table-cell office:value-type="string">
            <text:p>1</text:p>
          </table:table-cell>
          <table:table-cell office:value-type="string">
            <text:p>18 ans</text:p>
          </table:table-cell>
          <table:table-cell office:value-type="string">
            <text:p>UICN/CITES/ESB</text:p>
          </table:table-cell>
          <table:table-cell table:number-columns-repeated="2"/>
        </table:table-row>
        <table:table-row table:style-name="ro1">
          <table:table-cell office:value-type="string">
            <text:p>Marabout d’Afrique</text:p>
          </table:table-cell>
          <table:table-cell office:value-type="string">
            <text:p>Leptoptilos crumeniferus (Lesson)</text:p>
          </table:table-cell>
          <table:table-cell office:value-type="string">
            <text:p>Oiseau</text:p>
          </table:table-cell>
          <table:table-cell office:value-type="string">
            <text:p>Ciconiiforme</text:p>
          </table:table-cell>
          <table:table-cell office:value-type="string">
            <text:p>Ciconiidé</text:p>
          </table:table-cell>
          <table:table-cell office:value-type="string">
            <text:p>Afrique</text:p>
          </table:table-cell>
          <table:table-cell office:value-type="string">
            <text:p>Savane, Près des cours d'eau</text:p>
          </table:table-cell>
          <table:table-cell office:value-type="string">
            <text:p>4-6 kg</text:p>
          </table:table-cell>
          <table:table-cell office:value-type="string">
            <text:p>Carnivore, Charognard</text:p>
          </table:table-cell>
          <table:table-cell office:value-type="string">
            <text:p>1 mois d'incubation</text:p>
          </table:table-cell>
          <table:table-cell office:value-type="string">
            <text:p>2-5</text:p>
          </table:table-cell>
          <table:table-cell office:value-type="string">
            <text:p>25 ans</text:p>
          </table:table-cell>
          <table:table-cell office:value-type="string">
            <text:p>UICN/ESB</text:p>
          </table:table-cell>
          <table:table-cell table:number-columns-repeated="2"/>
        </table:table-row>
        <table:table-row table:style-name="ro1">
          <table:table-cell office:value-type="string">
            <text:p>Microcèbe</text:p>
          </table:table-cell>
          <table:table-cell office:value-type="string">
            <text:p>Microcebus murinus (J.F Miller)</text:p>
          </table:table-cell>
          <table:table-cell office:value-type="string">
            <text:p>Mammifère</text:p>
          </table:table-cell>
          <table:table-cell office:value-type="string">
            <text:p>Primate</text:p>
          </table:table-cell>
          <table:table-cell office:value-type="string">
            <text:p>Cheirogaléidé</text:p>
          </table:table-cell>
          <table:table-cell office:value-type="string">
            <text:p>Madagascar</text:p>
          </table:table-cell>
          <table:table-cell office:value-type="string">
            <text:p>Forêts, sous-bois</text:p>
          </table:table-cell>
          <table:table-cell office:value-type="string">
            <text:p>30-90 g</text:p>
          </table:table-cell>
          <table:table-cell office:value-type="string">
            <text:p>Omnivore</text:p>
          </table:table-cell>
          <table:table-cell office:value-type="string">
            <text:p>2 mois</text:p>
          </table:table-cell>
          <table:table-cell office:value-type="string">
            <text:p>2-3</text:p>
          </table:table-cell>
          <table:table-cell office:value-type="string">
            <text:p>15 ans</text:p>
          </table:table-cell>
          <table:table-cell office:value-type="string">
            <text:p>UICN</text:p>
          </table:table-cell>
          <table:table-cell table:number-columns-repeated="2"/>
        </table:table-row>
        <table:table-row table:style-name="ro1">
          <table:table-cell office:value-type="string">
            <text:p>Mouflon à manchettes</text:p>
          </table:table-cell>
          <table:table-cell office:value-type="string">
            <text:p>Ammotragus lervia (Pallas)</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 du nord</text:p>
          </table:table-cell>
          <table:table-cell office:value-type="string">
            <text:p>Montagnes sèches</text:p>
          </table:table-cell>
          <table:table-cell office:value-type="string">
            <text:p>40-140 kg</text:p>
          </table:table-cell>
          <table:table-cell office:value-type="string">
            <text:p>Herbivore</text:p>
          </table:table-cell>
          <table:table-cell office:value-type="string">
            <text:p>5 mois</text:p>
          </table:table-cell>
          <table:table-cell office:value-type="string">
            <text:p>1-2</text:p>
          </table:table-cell>
          <table:table-cell office:value-type="string">
            <text:p>20 ans</text:p>
          </table:table-cell>
          <table:table-cell office:value-type="string">
            <text:p>UICN/CITES</text:p>
          </table:table-cell>
          <table:table-cell table:number-columns-repeated="2"/>
        </table:table-row>
        <table:table-row table:style-name="ro1">
          <table:table-cell office:value-type="string">
            <text:p>Moustac</text:p>
          </table:table-cell>
          <table:table-cell office:value-type="string">
            <text:p>Cercopithecus cephus (Linné)</text:p>
          </table:table-cell>
          <table:table-cell office:value-type="string">
            <text:p>Mammifère</text:p>
          </table:table-cell>
          <table:table-cell office:value-type="string">
            <text:p>Primate</text:p>
          </table:table-cell>
          <table:table-cell office:value-type="string">
            <text:p>Cercopithécidé</text:p>
          </table:table-cell>
          <table:table-cell office:value-type="string">
            <text:p>Afrique</text:p>
          </table:table-cell>
          <table:table-cell office:value-type="string">
            <text:p>Forêts, Savane boisée</text:p>
          </table:table-cell>
          <table:table-cell office:value-type="string">
            <text:p>3-5 kg</text:p>
          </table:table-cell>
          <table:table-cell office:value-type="string">
            <text:p>Frugivore</text:p>
          </table:table-cell>
          <table:table-cell office:value-type="string">
            <text:p>5-6 mois</text:p>
          </table:table-cell>
          <table:table-cell office:value-type="string">
            <text:p>1</text:p>
          </table:table-cell>
          <table:table-cell office:value-type="string">
            <text:p>20-30 ans</text:p>
          </table:table-cell>
          <table:table-cell office:value-type="string">
            <text:p>UICN/CITES</text:p>
          </table:table-cell>
          <table:table-cell table:number-columns-repeated="2"/>
        </table:table-row>
        <table:table-row table:style-name="ro1">
          <table:table-cell office:value-type="string">
            <text:p>Muntjac de Reeve</text:p>
          </table:table-cell>
          <table:table-cell office:value-type="string">
            <text:p>Muntiacus reevesi (Ogilby)</text:p>
          </table:table-cell>
          <table:table-cell office:value-type="string">
            <text:p>Mammifère</text:p>
          </table:table-cell>
          <table:table-cell office:value-type="string">
            <text:p>Artiodactyle</text:p>
          </table:table-cell>
          <table:table-cell office:value-type="string">
            <text:p>Cervidé</text:p>
          </table:table-cell>
          <table:table-cell office:value-type="string">
            <text:p>Asie de l'est</text:p>
          </table:table-cell>
          <table:table-cell office:value-type="string">
            <text:p>Forêts épaisses, 2000m d'altitude</text:p>
          </table:table-cell>
          <table:table-cell office:value-type="string">
            <text:p>12-17 kg</text:p>
          </table:table-cell>
          <table:table-cell office:value-type="string">
            <text:p>Herbivore</text:p>
          </table:table-cell>
          <table:table-cell office:value-type="string">
            <text:p>6 mois</text:p>
          </table:table-cell>
          <table:table-cell office:value-type="string">
            <text:p>1</text:p>
          </table:table-cell>
          <table:table-cell office:value-type="string">
            <text:p>10 ans</text:p>
          </table:table-cell>
          <table:table-cell office:value-type="string">
            <text:p>UICN</text:p>
          </table:table-cell>
          <table:table-cell table:number-columns-repeated="2"/>
        </table:table-row>
        <table:table-row table:style-name="ro1">
          <table:table-cell office:value-type="string">
            <text:p>Nandou d’Amérique</text:p>
          </table:table-cell>
          <table:table-cell office:value-type="string">
            <text:p>Rhea americana (Linné)</text:p>
          </table:table-cell>
          <table:table-cell office:value-type="string">
            <text:p>Oiseau</text:p>
          </table:table-cell>
          <table:table-cell office:value-type="string">
            <text:p>Rhéiforme</text:p>
          </table:table-cell>
          <table:table-cell office:value-type="string">
            <text:p>Rhéidé</text:p>
          </table:table-cell>
          <table:table-cell office:value-type="string">
            <text:p>Amérique du sud</text:p>
          </table:table-cell>
          <table:table-cell office:value-type="string">
            <text:p>Pampa herbeuse</text:p>
          </table:table-cell>
          <table:table-cell office:value-type="string">
            <text:p>25 kg</text:p>
          </table:table-cell>
          <table:table-cell office:value-type="string">
            <text:p>Omnivore</text:p>
          </table:table-cell>
          <table:table-cell office:value-type="string">
            <text:p>35-40 jours d'incubation</text:p>
          </table:table-cell>
          <table:table-cell office:value-type="string">
            <text:p>10</text:p>
          </table:table-cell>
          <table:table-cell office:value-type="string">
            <text:p>30 ans</text:p>
          </table:table-cell>
          <table:table-cell office:value-type="string">
            <text:p>UICN/CITES</text:p>
          </table:table-cell>
          <table:table-cell table:number-columns-repeated="2"/>
        </table:table-row>
        <table:table-row table:style-name="ro1">
          <table:table-cell office:value-type="string">
            <text:p>Nyala</text:p>
          </table:table-cell>
          <table:table-cell office:value-type="string">
            <text:p>Tragelaphus angasii (Gray)</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 du sud</text:p>
          </table:table-cell>
          <table:table-cell office:value-type="string">
            <text:p>Savane arborée</text:p>
          </table:table-cell>
          <table:table-cell office:value-type="string">
            <text:p>60-120 kg</text:p>
          </table:table-cell>
          <table:table-cell office:value-type="string">
            <text:p>Herbivore</text:p>
          </table:table-cell>
          <table:table-cell office:value-type="string">
            <text:p>7 mois</text:p>
          </table:table-cell>
          <table:table-cell office:value-type="string">
            <text:p>1</text:p>
          </table:table-cell>
          <table:table-cell office:value-type="string">
            <text:p>15 ans</text:p>
          </table:table-cell>
          <table:table-cell office:value-type="string">
            <text:p>UICN/ESB</text:p>
          </table:table-cell>
          <table:table-cell table:number-columns-repeated="2"/>
        </table:table-row>
        <table:table-row table:style-name="ro1">
          <table:table-cell office:value-type="string">
            <text:p>Onagre de Perse</text:p>
          </table:table-cell>
          <table:table-cell office:value-type="string">
            <text:p>Equus hemionus onager (Boddaert)</text:p>
          </table:table-cell>
          <table:table-cell office:value-type="string">
            <text:p>Mammifère</text:p>
          </table:table-cell>
          <table:table-cell office:value-type="string">
            <text:p>Périssodactyle</text:p>
          </table:table-cell>
          <table:table-cell office:value-type="string">
            <text:p>Équidé</text:p>
          </table:table-cell>
          <table:table-cell office:value-type="string">
            <text:p>Nord de l'Iran</text:p>
          </table:table-cell>
          <table:table-cell office:value-type="string">
            <text:p>Steppes, Zones arides</text:p>
          </table:table-cell>
          <table:table-cell office:value-type="string">
            <text:p>250 kg</text:p>
          </table:table-cell>
          <table:table-cell office:value-type="string">
            <text:p>Herbivore</text:p>
          </table:table-cell>
          <table:table-cell office:value-type="string">
            <text:p>11-12 mois</text:p>
          </table:table-cell>
          <table:table-cell office:value-type="string">
            <text:p>1</text:p>
          </table:table-cell>
          <table:table-cell office:value-type="string">
            <text:p>25-30 ans</text:p>
          </table:table-cell>
          <table:table-cell office:value-type="string">
            <text:p>UICN/CITES/EEP</text:p>
          </table:table-cell>
          <table:table-cell table:number-columns-repeated="2"/>
        </table:table-row>
        <table:table-row table:style-name="ro1">
          <table:table-cell office:value-type="string">
            <text:p>Oryx algazelle</text:p>
          </table:table-cell>
          <table:table-cell office:value-type="string">
            <text:p>Oryx dammah (Cretzschmar)</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text:p>
          </table:table-cell>
          <table:table-cell office:value-type="string">
            <text:p>Zones arides</text:p>
          </table:table-cell>
          <table:table-cell office:value-type="string">
            <text:p>150-200 kg</text:p>
          </table:table-cell>
          <table:table-cell office:value-type="string">
            <text:p>Herbivore</text:p>
          </table:table-cell>
          <table:table-cell office:value-type="string">
            <text:p>9 mois</text:p>
          </table:table-cell>
          <table:table-cell office:value-type="string">
            <text:p>1</text:p>
          </table:table-cell>
          <table:table-cell office:value-type="string">
            <text:p>20 ans</text:p>
          </table:table-cell>
          <table:table-cell office:value-type="string">
            <text:p>UICN/CITES/EEP</text:p>
          </table:table-cell>
          <table:table-cell table:number-columns-repeated="2"/>
        </table:table-row>
        <table:table-row table:style-name="ro1">
          <table:table-cell office:value-type="string">
            <text:p>Oryx d’Arabie</text:p>
          </table:table-cell>
          <table:table-cell office:value-type="string">
            <text:p>Oryx leucoryx (Pallas)</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rabie saoudite</text:p>
          </table:table-cell>
          <table:table-cell office:value-type="string">
            <text:p>Savane, steppes</text:p>
          </table:table-cell>
          <table:table-cell office:value-type="string">
            <text:p>145-190 kg</text:p>
          </table:table-cell>
          <table:table-cell office:value-type="string">
            <text:p>Herbivore</text:p>
          </table:table-cell>
          <table:table-cell office:value-type="string">
            <text:p>9 mois</text:p>
          </table:table-cell>
          <table:table-cell office:value-type="string">
            <text:p>1</text:p>
          </table:table-cell>
          <table:table-cell office:value-type="string">
            <text:p>20 ans</text:p>
          </table:table-cell>
          <table:table-cell office:value-type="string">
            <text:p>UICN/CITES/EEP</text:p>
          </table:table-cell>
          <table:table-cell table:number-columns-repeated="2"/>
        </table:table-row>
        <table:table-row table:style-name="ro1">
          <table:table-cell office:value-type="string">
            <text:p>Oryx beisa</text:p>
          </table:table-cell>
          <table:table-cell office:value-type="string">
            <text:p>Oryx beisa (Rüppell)</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Afrique</text:p>
          </table:table-cell>
          <table:table-cell office:value-type="string">
            <text:p>Savane, brousse</text:p>
          </table:table-cell>
          <table:table-cell office:value-type="string">
            <text:p>100-200 kg</text:p>
          </table:table-cell>
          <table:table-cell office:value-type="string">
            <text:p>Herbivore</text:p>
          </table:table-cell>
          <table:table-cell office:value-type="string">
            <text:p>9 mois</text:p>
          </table:table-cell>
          <table:table-cell office:value-type="string">
            <text:p>1</text:p>
          </table:table-cell>
          <table:table-cell office:value-type="string">
            <text:p>15 ans</text:p>
          </table:table-cell>
          <table:table-cell office:value-type="string">
            <text:p>UICN</text:p>
          </table:table-cell>
          <table:table-cell table:number-columns-repeated="2"/>
        </table:table-row>
        <table:table-row table:style-name="ro1">
          <table:table-cell office:value-type="string">
            <text:p>Ours brun de Syrie</text:p>
          </table:table-cell>
          <table:table-cell office:value-type="string">
            <text:p>Ursus arctos syriacus (Hemprich &amp; Ehrenberg)</text:p>
          </table:table-cell>
          <table:table-cell office:value-type="string">
            <text:p>Mammifère</text:p>
          </table:table-cell>
          <table:table-cell office:value-type="string">
            <text:p>Carnivore</text:p>
          </table:table-cell>
          <table:table-cell office:value-type="string">
            <text:p>Ursidé</text:p>
          </table:table-cell>
          <table:table-cell office:value-type="string">
            <text:p>Ouest de l'Asie</text:p>
          </table:table-cell>
          <table:table-cell office:value-type="string">
            <text:p>Forêts, montagnes</text:p>
          </table:table-cell>
          <table:table-cell office:value-type="string">
            <text:p>150-700 kg</text:p>
          </table:table-cell>
          <table:table-cell office:value-type="string">
            <text:p>Omnivore</text:p>
          </table:table-cell>
          <table:table-cell office:value-type="string">
            <text:p>2-3 mois</text:p>
          </table:table-cell>
          <table:table-cell office:value-type="string">
            <text:p>1-3</text:p>
          </table:table-cell>
          <table:table-cell office:value-type="string">
            <text:p>20-25 ans</text:p>
          </table:table-cell>
          <table:table-cell office:value-type="string">
            <text:p>UICN/CITES/ESB</text:p>
          </table:table-cell>
          <table:table-cell table:number-columns-repeated="2"/>
        </table:table-row>
        <table:table-row table:style-name="ro1">
          <table:table-cell office:value-type="string">
            <text:p>Rhinocéros blanc</text:p>
          </table:table-cell>
          <table:table-cell office:value-type="string">
            <text:p>Ceratotherium simum (Burchell)</text:p>
          </table:table-cell>
          <table:table-cell office:value-type="string">
            <text:p>Mammifère</text:p>
          </table:table-cell>
          <table:table-cell office:value-type="string">
            <text:p>Périssodactyle</text:p>
          </table:table-cell>
          <table:table-cell office:value-type="string">
            <text:p>Rhinocérotidé</text:p>
          </table:table-cell>
          <table:table-cell office:value-type="string">
            <text:p>Afrique du nord</text:p>
          </table:table-cell>
          <table:table-cell office:value-type="string">
            <text:p>Savane</text:p>
          </table:table-cell>
          <table:table-cell office:value-type="string">
            <text:p>1400-2300 kg</text:p>
          </table:table-cell>
          <table:table-cell office:value-type="string">
            <text:p>Herbivore</text:p>
          </table:table-cell>
          <table:table-cell office:value-type="string">
            <text:p>16 mois</text:p>
          </table:table-cell>
          <table:table-cell office:value-type="string">
            <text:p>1</text:p>
          </table:table-cell>
          <table:table-cell office:value-type="string">
            <text:p>45 ans</text:p>
          </table:table-cell>
          <table:table-cell office:value-type="string">
            <text:p>UICN/CITES/EEP</text:p>
          </table:table-cell>
          <table:table-cell table:number-columns-repeated="2"/>
        </table:table-row>
        <table:table-row table:style-name="ro1">
          <table:table-cell office:value-type="string">
            <text:p>Singe hurleur noir</text:p>
          </table:table-cell>
          <table:table-cell office:value-type="string">
            <text:p>Alouatta caraya (Humboldt)</text:p>
          </table:table-cell>
          <table:table-cell office:value-type="string">
            <text:p>Mammifère</text:p>
          </table:table-cell>
          <table:table-cell office:value-type="string">
            <text:p>Primate</text:p>
          </table:table-cell>
          <table:table-cell office:value-type="string">
            <text:p>Atélidé</text:p>
          </table:table-cell>
          <table:table-cell office:value-type="string">
            <text:p>Amérique du sud</text:p>
          </table:table-cell>
          <table:table-cell office:value-type="string">
            <text:p>Forêts variées</text:p>
          </table:table-cell>
          <table:table-cell office:value-type="string">
            <text:p>6-11 kg</text:p>
          </table:table-cell>
          <table:table-cell office:value-type="string">
            <text:p>Folivore</text:p>
          </table:table-cell>
          <table:table-cell office:value-type="string">
            <text:p>6 mois</text:p>
          </table:table-cell>
          <table:table-cell office:value-type="string">
            <text:p>1</text:p>
          </table:table-cell>
          <table:table-cell office:value-type="string">
            <text:p>15 ans</text:p>
          </table:table-cell>
          <table:table-cell office:value-type="string">
            <text:p>UICN/CITES/ESB</text:p>
          </table:table-cell>
          <table:table-cell table:number-columns-repeated="2"/>
        </table:table-row>
        <table:table-row table:style-name="ro1">
          <table:table-cell office:value-type="string">
            <text:p>Takin du Tibet</text:p>
          </table:table-cell>
          <table:table-cell office:value-type="string">
            <text:p>Budorcas taxicolor tibetana (Milne-Edwards)</text:p>
          </table:table-cell>
          <table:table-cell office:value-type="string">
            <text:p>Mammifère</text:p>
          </table:table-cell>
          <table:table-cell office:value-type="string">
            <text:p>Artiodactyle</text:p>
          </table:table-cell>
          <table:table-cell office:value-type="string">
            <text:p>Bovidé</text:p>
          </table:table-cell>
          <table:table-cell office:value-type="string">
            <text:p>Tibet, Chine</text:p>
          </table:table-cell>
          <table:table-cell office:value-type="string">
            <text:p>Forêts d'altitude</text:p>
          </table:table-cell>
          <table:table-cell office:value-type="string">
            <text:p>Jusqu'à 350 kg</text:p>
          </table:table-cell>
          <table:table-cell office:value-type="string">
            <text:p>Herbivore</text:p>
          </table:table-cell>
          <table:table-cell office:value-type="string">
            <text:p>7 mois</text:p>
          </table:table-cell>
          <table:table-cell office:value-type="string">
            <text:p>1</text:p>
          </table:table-cell>
          <table:table-cell office:value-type="string">
            <text:p>20 ans</text:p>
          </table:table-cell>
          <table:table-cell office:value-type="string">
            <text:p>UICN/CITES/ESB</text:p>
          </table:table-cell>
          <table:table-cell table:number-columns-repeated="2"/>
        </table:table-row>
        <table:table-row table:style-name="ro1">
          <table:table-cell office:value-type="string">
            <text:p>Tapir terrestre</text:p>
          </table:table-cell>
          <table:table-cell office:value-type="string">
            <text:p>Tapirus terrestris (Linné)</text:p>
          </table:table-cell>
          <table:table-cell office:value-type="string">
            <text:p>Mammifère</text:p>
          </table:table-cell>
          <table:table-cell office:value-type="string">
            <text:p>Périssodactyle</text:p>
          </table:table-cell>
          <table:table-cell office:value-type="string">
            <text:p>Tapiridé</text:p>
          </table:table-cell>
          <table:table-cell office:value-type="string">
            <text:p>Amérique du sud</text:p>
          </table:table-cell>
          <table:table-cell office:value-type="string">
            <text:p>Forêts tropicales</text:p>
          </table:table-cell>
          <table:table-cell office:value-type="string">
            <text:p>200-250 kg</text:p>
          </table:table-cell>
          <table:table-cell office:value-type="string">
            <text:p>Omnivore</text:p>
          </table:table-cell>
          <table:table-cell office:value-type="string">
            <text:p>13 mois</text:p>
          </table:table-cell>
          <table:table-cell office:value-type="string">
            <text:p>1</text:p>
          </table:table-cell>
          <table:table-cell office:value-type="string">
            <text:p>30 ans</text:p>
          </table:table-cell>
          <table:table-cell office:value-type="string">
            <text:p>UICN/CITES/EEP</text:p>
          </table:table-cell>
          <table:table-cell table:number-columns-repeated="2"/>
        </table:table-row>
        <table:table-row table:style-name="ro1">
          <table:table-cell office:value-type="string">
            <text:p>Petit tenrec</text:p>
          </table:table-cell>
          <table:table-cell office:value-type="string">
            <text:p>Echinops telfairi (Martin)</text:p>
          </table:table-cell>
          <table:table-cell office:value-type="string">
            <text:p>Mammifère</text:p>
          </table:table-cell>
          <table:table-cell office:value-type="string">
            <text:p>Afrosoricide</text:p>
          </table:table-cell>
          <table:table-cell office:value-type="string">
            <text:p>Tenrécidé</text:p>
          </table:table-cell>
          <table:table-cell office:value-type="string">
            <text:p>Madagascar</text:p>
          </table:table-cell>
          <table:table-cell office:value-type="string">
            <text:p>Forêts sèches</text:p>
          </table:table-cell>
          <table:table-cell office:value-type="string">
            <text:p>110-230 g</text:p>
          </table:table-cell>
          <table:table-cell office:value-type="string">
            <text:p>Omnivore</text:p>
          </table:table-cell>
          <table:table-cell office:value-type="string">
            <text:p>2 mois</text:p>
          </table:table-cell>
          <table:table-cell office:value-type="string">
            <text:p>12-16</text:p>
          </table:table-cell>
          <table:table-cell office:value-type="string">
            <text:p>12 ans</text:p>
          </table:table-cell>
          <table:table-cell table:number-columns-repeated="3"/>
        </table:table-row>
        <table:table-row table:style-name="ro1">
          <table:table-cell office:value-type="string">
            <text:p>Touraco pauline</text:p>
          </table:table-cell>
          <table:table-cell office:value-type="string">
            <text:p>Tauraco erythrolophus (Vieillot)</text:p>
          </table:table-cell>
          <table:table-cell office:value-type="string">
            <text:p>Oiseau</text:p>
          </table:table-cell>
          <table:table-cell office:value-type="string">
            <text:p>Cuculiforme</text:p>
          </table:table-cell>
          <table:table-cell office:value-type="string">
            <text:p>Musophagidé</text:p>
          </table:table-cell>
          <table:table-cell office:value-type="string">
            <text:p>Afrique</text:p>
          </table:table-cell>
          <table:table-cell office:value-type="string">
            <text:p>Forêts</text:p>
          </table:table-cell>
          <table:table-cell office:value-type="string">
            <text:p>210-325 g</text:p>
          </table:table-cell>
          <table:table-cell office:value-type="string">
            <text:p>Omnivore</text:p>
          </table:table-cell>
          <table:table-cell office:value-type="string">
            <text:p>21-24 jours d'incubation</text:p>
          </table:table-cell>
          <table:table-cell office:value-type="string">
            <text:p>2-3</text:p>
          </table:table-cell>
          <table:table-cell office:value-type="string">
            <text:p>5-9 ans</text:p>
          </table:table-cell>
          <table:table-cell office:value-type="string">
            <text:p>UICN/CITES/ESB</text:p>
          </table:table-cell>
          <table:table-cell table:number-columns-repeated="2"/>
        </table:table-row>
        <table:table-row table:style-name="ro1">
          <table:table-cell office:value-type="string">
            <text:p>Maki vari noir et blanc</text:p>
          </table:table-cell>
          <table:table-cell office:value-type="string">
            <text:p>Varecia variegata variegata (Kerr)</text:p>
          </table:table-cell>
          <table:table-cell office:value-type="string">
            <text:p>Mammifère</text:p>
          </table:table-cell>
          <table:table-cell office:value-type="string">
            <text:p>Primate</text:p>
          </table:table-cell>
          <table:table-cell office:value-type="string">
            <text:p>Lémuridé</text:p>
          </table:table-cell>
          <table:table-cell office:value-type="string">
            <text:p>Madagascar</text:p>
          </table:table-cell>
          <table:table-cell office:value-type="string">
            <text:p>Forêts humides</text:p>
          </table:table-cell>
          <table:table-cell office:value-type="string">
            <text:p>5-6 kg</text:p>
          </table:table-cell>
          <table:table-cell office:value-type="string">
            <text:p>Frugivore</text:p>
          </table:table-cell>
          <table:table-cell office:value-type="string">
            <text:p>4-5 mois</text:p>
          </table:table-cell>
          <table:table-cell office:value-type="string">
            <text:p>1-4</text:p>
          </table:table-cell>
          <table:table-cell office:value-type="string">
            <text:p>20 ans</text:p>
          </table:table-cell>
          <table:table-cell office:value-type="string">
            <text:p>UICN/CITES/EEP</text:p>
          </table:table-cell>
          <table:table-cell table:number-columns-repeated="2"/>
        </table:table-row>
        <table:table-row table:style-name="ro1">
          <table:table-cell office:value-type="string">
            <text:p>Maki vari roux</text:p>
          </table:table-cell>
          <table:table-cell office:value-type="string">
            <text:p>Varecia rubra (Geoffroy)</text:p>
          </table:table-cell>
          <table:table-cell office:value-type="string">
            <text:p>Mammifère</text:p>
          </table:table-cell>
          <table:table-cell office:value-type="string">
            <text:p>Primate</text:p>
          </table:table-cell>
          <table:table-cell office:value-type="string">
            <text:p>Lémuridé</text:p>
          </table:table-cell>
          <table:table-cell office:value-type="string">
            <text:p>Madagascar</text:p>
          </table:table-cell>
          <table:table-cell office:value-type="string">
            <text:p>Forêts humides</text:p>
          </table:table-cell>
          <table:table-cell office:value-type="string">
            <text:p>4-5 kg</text:p>
          </table:table-cell>
          <table:table-cell office:value-type="string">
            <text:p>Frugivore</text:p>
          </table:table-cell>
          <table:table-cell office:value-type="string">
            <text:p>4-5 mois</text:p>
          </table:table-cell>
          <table:table-cell office:value-type="string">
            <text:p>1-4</text:p>
          </table:table-cell>
          <table:table-cell office:value-type="string">
            <text:p>20 ans</text:p>
          </table:table-cell>
          <table:table-cell office:value-type="string">
            <text:p>UICN/CITES/EEP</text:p>
          </table:table-cell>
          <table:table-cell table:number-columns-repeated="2"/>
        </table:table-row>
        <table:table-row table:style-name="ro1">
          <table:table-cell office:value-type="string">
            <text:p>Perroquet vaza</text:p>
          </table:table-cell>
          <table:table-cell office:value-type="string">
            <text:p>Coracopsis vasa (Shaw)</text:p>
          </table:table-cell>
          <table:table-cell office:value-type="string">
            <text:p>Oiseau</text:p>
          </table:table-cell>
          <table:table-cell office:value-type="string">
            <text:p>Psittaciforme</text:p>
          </table:table-cell>
          <table:table-cell office:value-type="string">
            <text:p>Psittacidé</text:p>
          </table:table-cell>
          <table:table-cell office:value-type="string">
            <text:p>Madagascar</text:p>
          </table:table-cell>
          <table:table-cell office:value-type="string">
            <text:p>Forêts humides, Savane, Rizières</text:p>
          </table:table-cell>
          <table:table-cell office:value-type="string">
            <text:p>500 g</text:p>
          </table:table-cell>
          <table:table-cell office:value-type="string">
            <text:p>Frugivore</text:p>
          </table:table-cell>
          <table:table-cell office:value-type="string">
            <text:p>17 jours d'incubation</text:p>
          </table:table-cell>
          <table:table-cell office:value-type="string">
            <text:p>2-3</text:p>
          </table:table-cell>
          <table:table-cell office:value-type="string">
            <text:p>50 ans</text:p>
          </table:table-cell>
          <table:table-cell office:value-type="string">
            <text:p>UICN</text:p>
          </table:table-cell>
          <table:table-cell table:number-columns-repeated="2"/>
        </table:table-row>
        <table:table-row table:style-name="ro1">
          <table:table-cell office:value-type="string">
            <text:p>Vigogne</text:p>
          </table:table-cell>
          <table:table-cell office:value-type="string">
            <text:p>Vicugna vicugna (Molina)</text:p>
          </table:table-cell>
          <table:table-cell office:value-type="string">
            <text:p>Mammifère</text:p>
          </table:table-cell>
          <table:table-cell office:value-type="string">
            <text:p>Artiodactyle</text:p>
          </table:table-cell>
          <table:table-cell office:value-type="string">
            <text:p>Camélidé</text:p>
          </table:table-cell>
          <table:table-cell office:value-type="string">
            <text:p>Amérique du sud</text:p>
          </table:table-cell>
          <table:table-cell office:value-type="string">
            <text:p>Prairies semi-arides, Hautes plaines</text:p>
          </table:table-cell>
          <table:table-cell office:value-type="string">
            <text:p>46-50 kg</text:p>
          </table:table-cell>
          <table:table-cell office:value-type="string">
            <text:p>Herbivore</text:p>
          </table:table-cell>
          <table:table-cell office:value-type="string">
            <text:p>10 mois</text:p>
          </table:table-cell>
          <table:table-cell office:value-type="string">
            <text:p>1</text:p>
          </table:table-cell>
          <table:table-cell office:value-type="string">
            <text:p>25 ans</text:p>
          </table:table-cell>
          <table:table-cell office:value-type="string">
            <text:p>UICN/CITES/EEP</text:p>
          </table:table-cell>
          <table:table-cell table:number-columns-repeated="2"/>
        </table:table-row>
        <table:table-row table:style-name="ro1">
          <table:table-cell office:value-type="string">
            <text:p>Zèbre de Grévy</text:p>
          </table:table-cell>
          <table:table-cell office:value-type="string">
            <text:p>Equus grevyi (Oustalet)</text:p>
          </table:table-cell>
          <table:table-cell office:value-type="string">
            <text:p>Mammifère</text:p>
          </table:table-cell>
          <table:table-cell office:value-type="string">
            <text:p>Périssodactyle</text:p>
          </table:table-cell>
          <table:table-cell office:value-type="string">
            <text:p>Équidé</text:p>
          </table:table-cell>
          <table:table-cell office:value-type="string">
            <text:p>Afrique de l'est</text:p>
          </table:table-cell>
          <table:table-cell office:value-type="string">
            <text:p>Savane</text:p>
          </table:table-cell>
          <table:table-cell office:value-type="string">
            <text:p>350-450 kg</text:p>
          </table:table-cell>
          <table:table-cell office:value-type="string">
            <text:p>Herbivore</text:p>
          </table:table-cell>
          <table:table-cell office:value-type="string">
            <text:p>12 mois</text:p>
          </table:table-cell>
          <table:table-cell office:value-type="string">
            <text:p>1</text:p>
          </table:table-cell>
          <table:table-cell office:value-type="string">
            <text:p>25 ans</text:p>
          </table:table-cell>
          <table:table-cell office:value-type="string">
            <text:p>UICN/CITES/EEP</text:p>
          </table:table-cell>
          <table:table-cell table:number-columns-repeated="2"/>
        </table:table-row>
      </table:table>
      <table:table table:name="Métadonnées" table:style-name="ta1" table:print="false">
        <table:table-column table:style-name="co16" table:default-cell-style-name="Default"/>
        <table:table-row table:style-name="ro1">
          <table:table-cell office:value-type="string">
            <text:p><text:s/></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ID : 45</text:p>
          </table:table-cell>
        </table:table-row>
        <table:table-row table:style-name="ro1">
          <table:table-cell office:value-type="string">
            <text:p>TITRE : Zoo</text:p>
          </table:table-cell>
        </table:table-row>
        <table:table-row table:style-name="ro1">
          <table:table-cell office:value-type="string">
            <text:p>IDENTIFIANT : VilleMTP_MTP_Zoo_2011</text:p>
          </table:table-cell>
        </table:table-row>
        <table:table-row table:style-name="ro1">
          <table:table-cell office:value-type="string">
            <text:p>DESCRIPTION : Cette donnée est composée d'un fichier renseignant les points de vue des enclos ainsi que de deux inventaires. Un premier exhaustif, il renseigne tous les animaux présents sur le site y compris dans la serre amazonienne. Et un second fichier, qui renseigne une partie des espèces végétales visibles dans le parc zoologique et dans la serre amazonienne. La géolocalisation des enclos est en cours de réalisation.</text:p>
          </table:table-cell>
        </table:table-row>
        <table:table-row table:style-name="ro1">
          <table:table-cell office:value-type="string">
            <text:p>COUVERTUTE GÉOGRAPHIQUE : </text:p>
          </table:table-cell>
        </table:table-row>
        <table:table-row table:style-name="ro1">
          <table:table-cell office:value-type="string">
            <text:p>LANGUE : français</text:p>
          </table:table-cell>
        </table:table-row>
        <table:table-row table:style-name="ro1">
          <table:table-cell office:value-type="string">
            <text:p>DATE PUBLICATION : 2011-09-12</text:p>
          </table:table-cell>
        </table:table-row>
        <table:table-row table:style-name="ro1">
          <table:table-cell office:value-type="string">
            <text:p>PÉRIODE VALIDITÉE : Annuelle</text:p>
          </table:table-cell>
        </table:table-row>
        <table:table-row table:style-name="ro1">
          <table:table-cell office:value-type="string">
            <text:p>MISE À JOUR : 2011-11-30</text:p>
          </table:table-cell>
        </table:table-row>
        <table:table-row table:style-name="ro1">
          <table:table-cell office:value-type="string">
            <text:p>PRORIÉTAIRE : Ville de Montpellier</text:p>
          </table:table-cell>
        </table:table-row>
        <table:table-row table:style-name="ro1">
          <table:table-cell office:value-type="string">
            <text:p>DIFFUSEUR : Ville de Montpellier</text:p>
          </table:table-cell>
        </table:table-row>
        <table:table-row table:style-name="ro1">
          <table:table-cell office:value-type="string">
            <text:p>CATÉGORIE : Environnement</text:p>
          </table:table-cell>
        </table:table-row>
        <table:table-row table:style-name="ro1">
          <table:table-cell office:value-type="string">
            <text:p>THÈME : Faune et flore</text:p>
          </table:table-cell>
        </table:table-row>
        <table:table-row table:style-name="ro1">
          <table:table-cell office:value-type="string">
            <text:p>LICENCE : LICENCE OUVERTE / OPEN LICENCE http://www.etalab.gouv.fr/pages/licence-ouverte-open-licence-5899923.html</text:p>
          </table:table-cell>
        </table:table-row>
        <table:table-row table:style-name="ro1">
          <table:table-cell office:value-type="string">
            <text:p>MOTS CLÉS : zoo ; animaux ; parc ; espaces verts ; serre ; végétaux ; botanique ; montpellier </text:p>
          </table:table-cell>
        </table:table-row>
        <table:table-row table:style-name="ro1">
          <table:table-cell office:value-type="string">
            <text:p>INFORMATION COMPLÉMENTAIRE : http://zoo.montpellier.f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2">22/12/2011</text:date>, <text:time>19:03: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2-22T19:03:24.28</dc:date>
    <dc:creator>jérémie valentin</dc:creator>
    <meta:generator>OpenOffice.org/3.3$Win32 OpenOffice.org_project/330m20$Build-9567</meta:generator>
    <meta:editing-duration>PT22M8S</meta:editing-duration>
    <meta:editing-cycles>3</meta:editing-cycles>
    <meta:document-statistic meta:table-count="2" meta:cell-count="937" meta:object-count="0"/>
  </office:meta>
</office:document-meta>
</file>